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Numbers" style:family="table">
      <style:table-properties style:width="6.9271in" fo:margin-left="0in" table:align="left"/>
    </style:style>
    <style:style style:name="Numbers.A" style:family="table-column">
      <style:table-column-properties style:column-width="2.3083in"/>
    </style:style>
    <style:style style:name="Numbers.B" style:family="table-column">
      <style:table-column-properties style:column-width="2.0146in"/>
    </style:style>
    <style:style style:name="Numbers.C" style:family="table-column">
      <style:table-column-properties style:column-width="2.6042in"/>
    </style:style>
    <style:style style:name="Numbers.A1" style:family="table-cell">
      <style:table-cell-properties fo:padding="0.0382in" fo:border-left="0.05pt solid #000000" fo:border-right="none" fo:border-top="0.05pt solid #000000" fo:border-bottom="0.05pt solid #000000"/>
    </style:style>
    <style:style style:name="Numbers.C1" style:family="table-cell">
      <style:table-cell-properties fo:padding="0.0382in" fo:border="0.05pt solid #000000"/>
    </style:style>
    <style:style style:name="Numbers.A2" style:family="table-cell">
      <style:table-cell-properties fo:padding="0.0382in" fo:border-left="0.05pt solid #000000" fo:border-right="none" fo:border-top="none" fo:border-bottom="0.05pt solid #000000"/>
    </style:style>
    <style:style style:name="Numbers.C2" style:family="table-cell">
      <style:table-cell-properties fo:padding="0.0382in" fo:border-left="0.05pt solid #000000" fo:border-right="0.05pt solid #000000" fo:border-top="none" fo:border-bottom="0.05pt solid #000000"/>
    </style:style>
    <style:style style:name="BasicOps" style:family="table">
      <style:table-properties style:width="6.9271in" fo:margin-left="0in" table:align="left"/>
    </style:style>
    <style:style style:name="BasicOps.A" style:family="table-column">
      <style:table-column-properties style:column-width="1.5417in"/>
    </style:style>
    <style:style style:name="BasicOps.B" style:family="table-column">
      <style:table-column-properties style:column-width="5.3854in"/>
    </style:style>
    <style:style style:name="BasicOps.A1" style:family="table-cell">
      <style:table-cell-properties fo:padding="0.0382in" fo:border-left="0.05pt solid #000000" fo:border-right="none" fo:border-top="0.05pt solid #000000" fo:border-bottom="0.05pt solid #000000"/>
    </style:style>
    <style:style style:name="BasicOps.B1" style:family="table-cell">
      <style:table-cell-properties fo:padding="0.0382in" fo:border="0.05pt solid #000000"/>
    </style:style>
    <style:style style:name="BasicOps.A2" style:family="table-cell">
      <style:table-cell-properties fo:padding="0.0382in" fo:border-left="0.05pt solid #000000" fo:border-right="none" fo:border-top="none" fo:border-bottom="0.05pt solid #000000"/>
    </style:style>
    <style:style style:name="BasicOps.B2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" style:family="table">
      <style:table-properties style:width="6.9299in" fo:margin-left="0in" table:align="left"/>
    </style:style>
    <style:style style:name="Functions.A" style:family="table-column">
      <style:table-column-properties style:column-width="1.5833in"/>
    </style:style>
    <style:style style:name="Functions.B" style:family="table-column">
      <style:table-column-properties style:column-width="5.3465in"/>
    </style:style>
    <style:style style:name="Functions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Functions.B1" style:family="table-cell">
      <style:table-cell-properties fo:background-color="transparent" fo:padding="0.0382in" fo:border="0.05pt solid #000000">
        <style:background-image/>
      </style:table-cell-properties>
    </style:style>
    <style:style style:name="Functions.A2" style:family="table-cell">
      <style:table-cell-properties fo:padding="0.0382in" fo:border-left="0.05pt solid #000000" fo:border-right="none" fo:border-top="none" fo:border-bottom="0.05pt solid #000000"/>
    </style:style>
    <style:style style:name="Functions.B2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3" style:family="table-cell">
      <style:table-cell-properties fo:padding="0.0382in" fo:border-left="0.05pt solid #000000" fo:border-right="none" fo:border-top="none" fo:border-bottom="0.05pt solid #000000"/>
    </style:style>
    <style:style style:name="Functions.B3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4" style:family="table-cell">
      <style:table-cell-properties fo:padding="0.0382in" fo:border-left="0.05pt solid #000000" fo:border-right="none" fo:border-top="none" fo:border-bottom="0.05pt solid #000000"/>
    </style:style>
    <style:style style:name="Functions.B4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5" style:family="table-cell">
      <style:table-cell-properties fo:padding="0.0382in" fo:border-left="0.05pt solid #000000" fo:border-right="none" fo:border-top="none" fo:border-bottom="0.05pt solid #000000"/>
    </style:style>
    <style:style style:name="Functions.B5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6" style:family="table-cell">
      <style:table-cell-properties fo:padding="0.0382in" fo:border-left="0.05pt solid #000000" fo:border-right="none" fo:border-top="none" fo:border-bottom="0.05pt solid #000000"/>
    </style:style>
    <style:style style:name="Functions.B6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7" style:family="table-cell">
      <style:table-cell-properties fo:padding="0.0382in" fo:border-left="0.05pt solid #000000" fo:border-right="none" fo:border-top="none" fo:border-bottom="0.05pt solid #000000"/>
    </style:style>
    <style:style style:name="Functions.B7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8" style:family="table-cell">
      <style:table-cell-properties fo:padding="0.0382in" fo:border-left="0.05pt solid #000000" fo:border-right="none" fo:border-top="none" fo:border-bottom="0.05pt solid #000000"/>
    </style:style>
    <style:style style:name="Functions.B8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9" style:family="table-cell">
      <style:table-cell-properties fo:padding="0.0382in" fo:border-left="0.05pt solid #000000" fo:border-right="none" fo:border-top="none" fo:border-bottom="0.05pt solid #000000"/>
    </style:style>
    <style:style style:name="Functions.B9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10" style:family="table-cell">
      <style:table-cell-properties fo:padding="0.0382in" fo:border-left="0.05pt solid #000000" fo:border-right="none" fo:border-top="none" fo:border-bottom="0.05pt solid #000000"/>
    </style:style>
    <style:style style:name="Functions.B10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11" style:family="table-cell">
      <style:table-cell-properties fo:padding="0.0382in" fo:border-left="0.05pt solid #000000" fo:border-right="none" fo:border-top="none" fo:border-bottom="0.05pt solid #000000"/>
    </style:style>
    <style:style style:name="Functions.B11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12" style:family="table-cell">
      <style:table-cell-properties fo:padding="0.0382in" fo:border-left="0.05pt solid #000000" fo:border-right="none" fo:border-top="none" fo:border-bottom="0.05pt solid #000000"/>
    </style:style>
    <style:style style:name="Functions.B12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13" style:family="table-cell">
      <style:table-cell-properties fo:padding="0.0382in" fo:border-left="0.05pt solid #000000" fo:border-right="none" fo:border-top="none" fo:border-bottom="0.05pt solid #000000"/>
    </style:style>
    <style:style style:name="Functions.B13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14" style:family="table-cell">
      <style:table-cell-properties fo:padding="0.0382in" fo:border-left="0.05pt solid #000000" fo:border-right="none" fo:border-top="none" fo:border-bottom="0.05pt solid #000000"/>
    </style:style>
    <style:style style:name="Functions.B14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15" style:family="table-cell">
      <style:table-cell-properties fo:padding="0.0382in" fo:border-left="0.05pt solid #000000" fo:border-right="none" fo:border-top="none" fo:border-bottom="0.05pt solid #000000"/>
    </style:style>
    <style:style style:name="Functions.B15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16" style:family="table-cell">
      <style:table-cell-properties fo:padding="0.0382in" fo:border-left="0.05pt solid #000000" fo:border-right="none" fo:border-top="none" fo:border-bottom="0.05pt solid #000000"/>
    </style:style>
    <style:style style:name="Functions.B16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17" style:family="table-cell">
      <style:table-cell-properties fo:padding="0.0382in" fo:border-left="0.05pt solid #000000" fo:border-right="none" fo:border-top="none" fo:border-bottom="0.05pt solid #000000"/>
    </style:style>
    <style:style style:name="Functions.B17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18" style:family="table-cell">
      <style:table-cell-properties fo:padding="0.0382in" fo:border-left="0.05pt solid #000000" fo:border-right="none" fo:border-top="none" fo:border-bottom="0.05pt solid #000000"/>
    </style:style>
    <style:style style:name="Functions.B18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19" style:family="table-cell">
      <style:table-cell-properties fo:padding="0.0382in" fo:border-left="0.05pt solid #000000" fo:border-right="none" fo:border-top="none" fo:border-bottom="0.05pt solid #000000"/>
    </style:style>
    <style:style style:name="Functions.B19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20" style:family="table-cell">
      <style:table-cell-properties fo:padding="0.0382in" fo:border-left="0.05pt solid #000000" fo:border-right="none" fo:border-top="none" fo:border-bottom="0.05pt solid #000000"/>
    </style:style>
    <style:style style:name="Functions.B20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21" style:family="table-cell">
      <style:table-cell-properties fo:padding="0.0382in" fo:border-left="0.05pt solid #000000" fo:border-right="none" fo:border-top="none" fo:border-bottom="0.05pt solid #000000"/>
    </style:style>
    <style:style style:name="Functions.B21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22" style:family="table-cell">
      <style:table-cell-properties fo:padding="0.0382in" fo:border-left="0.05pt solid #000000" fo:border-right="none" fo:border-top="none" fo:border-bottom="0.05pt solid #000000"/>
    </style:style>
    <style:style style:name="Functions.B22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23" style:family="table-cell">
      <style:table-cell-properties fo:padding="0.0382in" fo:border-left="0.05pt solid #000000" fo:border-right="none" fo:border-top="none" fo:border-bottom="0.05pt solid #000000"/>
    </style:style>
    <style:style style:name="Functions.B23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24" style:family="table-cell">
      <style:table-cell-properties fo:padding="0.0382in" fo:border-left="0.05pt solid #000000" fo:border-right="none" fo:border-top="none" fo:border-bottom="0.05pt solid #000000"/>
    </style:style>
    <style:style style:name="Functions.B24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25" style:family="table-cell">
      <style:table-cell-properties fo:padding="0.0382in" fo:border-left="0.05pt solid #000000" fo:border-right="none" fo:border-top="none" fo:border-bottom="0.05pt solid #000000"/>
    </style:style>
    <style:style style:name="Functions.B25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26" style:family="table-cell">
      <style:table-cell-properties fo:padding="0.0382in" fo:border-left="0.05pt solid #000000" fo:border-right="none" fo:border-top="none" fo:border-bottom="0.05pt solid #000000"/>
    </style:style>
    <style:style style:name="Functions.B26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27" style:family="table-cell">
      <style:table-cell-properties fo:padding="0.0382in" fo:border-left="0.05pt solid #000000" fo:border-right="none" fo:border-top="none" fo:border-bottom="0.05pt solid #000000"/>
    </style:style>
    <style:style style:name="Functions.B27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28" style:family="table-cell">
      <style:table-cell-properties fo:padding="0.0382in" fo:border-left="0.05pt solid #000000" fo:border-right="none" fo:border-top="none" fo:border-bottom="0.05pt solid #000000"/>
    </style:style>
    <style:style style:name="Functions.B28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29" style:family="table-cell">
      <style:table-cell-properties fo:padding="0.0382in" fo:border-left="0.05pt solid #000000" fo:border-right="none" fo:border-top="none" fo:border-bottom="0.05pt solid #000000"/>
    </style:style>
    <style:style style:name="Functions.B29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30" style:family="table-cell">
      <style:table-cell-properties fo:padding="0.0382in" fo:border-left="0.05pt solid #000000" fo:border-right="none" fo:border-top="none" fo:border-bottom="0.05pt solid #000000"/>
    </style:style>
    <style:style style:name="Functions.B30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31" style:family="table-cell">
      <style:table-cell-properties fo:padding="0.0382in" fo:border-left="0.05pt solid #000000" fo:border-right="none" fo:border-top="none" fo:border-bottom="0.05pt solid #000000"/>
    </style:style>
    <style:style style:name="Functions.B31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32" style:family="table-cell">
      <style:table-cell-properties fo:padding="0.0382in" fo:border-left="0.05pt solid #000000" fo:border-right="none" fo:border-top="none" fo:border-bottom="0.05pt solid #000000"/>
    </style:style>
    <style:style style:name="Functions.B32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33" style:family="table-cell">
      <style:table-cell-properties fo:padding="0.0382in" fo:border-left="0.05pt solid #000000" fo:border-right="none" fo:border-top="none" fo:border-bottom="0.05pt solid #000000"/>
    </style:style>
    <style:style style:name="Functions.B33" style:family="table-cell">
      <style:table-cell-properties fo:padding="0.0382in" fo:border-left="0.05pt solid #000000" fo:border-right="0.05pt solid #000000" fo:border-top="none" fo:border-bottom="0.05pt solid #000000"/>
    </style:style>
    <style:style style:name="Constants" style:family="table">
      <style:table-properties style:width="6.9271in" fo:margin-left="0in" table:align="left"/>
    </style:style>
    <style:style style:name="Constants.A" style:family="table-column">
      <style:table-column-properties style:column-width="1.1979in"/>
    </style:style>
    <style:style style:name="Constants.B" style:family="table-column">
      <style:table-column-properties style:column-width="5.7292in"/>
    </style:style>
    <style:style style:name="Constants.A1" style:family="table-cell">
      <style:table-cell-properties fo:padding="0.0382in" fo:border-left="0.05pt solid #000000" fo:border-right="none" fo:border-top="0.05pt solid #000000" fo:border-bottom="0.05pt solid #000000"/>
    </style:style>
    <style:style style:name="Constants.B1" style:family="table-cell">
      <style:table-cell-properties fo:padding="0.0382in" fo:border="0.05pt solid #000000"/>
    </style:style>
    <style:style style:name="Constants.A2" style:family="table-cell">
      <style:table-cell-properties fo:padding="0.0382in" fo:border-left="0.05pt solid #000000" fo:border-right="none" fo:border-top="none" fo:border-bottom="0.05pt solid #000000"/>
    </style:style>
    <style:style style:name="Constants.B2" style:family="table-cell">
      <style:table-cell-properties fo:padding="0.0382in" fo:border-left="0.05pt solid #000000" fo:border-right="0.05pt solid #000000" fo:border-top="none" fo:border-bottom="0.05pt solid #000000"/>
    </style:style>
    <style:style style:name="Variables" style:family="table">
      <style:table-properties style:width="6.9271in" fo:margin-left="0in" table:align="left"/>
    </style:style>
    <style:style style:name="Variables.A" style:family="table-column">
      <style:table-column-properties style:column-width="2.25in"/>
    </style:style>
    <style:style style:name="Variables.B" style:family="table-column">
      <style:table-column-properties style:column-width="4.6771in"/>
    </style:style>
    <style:style style:name="Variables.A1" style:family="table-cell">
      <style:table-cell-properties fo:padding="0.0382in" fo:border-left="0.05pt solid #000000" fo:border-right="none" fo:border-top="0.05pt solid #000000" fo:border-bottom="0.05pt solid #000000"/>
    </style:style>
    <style:style style:name="Variables.B1" style:family="table-cell">
      <style:table-cell-properties fo:padding="0.0382in" fo:border="0.05pt solid #000000"/>
    </style:style>
    <style:style style:name="Variables.A2" style:family="table-cell">
      <style:table-cell-properties fo:padding="0.0382in" fo:border-left="0.05pt solid #000000" fo:border-right="none" fo:border-top="none" fo:border-bottom="0.05pt solid #000000"/>
    </style:style>
    <style:style style:name="Variables.B2" style:family="table-cell">
      <style:table-cell-properties fo:padding="0.0382in" fo:border-left="0.05pt solid #000000" fo:border-right="0.05pt solid #000000" fo:border-top="none" fo:border-bottom="0.05pt solid #000000"/>
    </style:style>
    <style:style style:name="Expressions" style:family="table">
      <style:table-properties style:width="6.9271in" fo:margin-left="0in" table:align="left"/>
    </style:style>
    <style:style style:name="Expressions.A" style:family="table-column">
      <style:table-column-properties style:column-width="2.7396in"/>
    </style:style>
    <style:style style:name="Expressions.B" style:family="table-column">
      <style:table-column-properties style:column-width="4.1875in"/>
    </style:style>
    <style:style style:name="Expressions.A1" style:family="table-cell">
      <style:table-cell-properties fo:padding="0.0382in" fo:border-left="0.05pt solid #000000" fo:border-right="none" fo:border-top="0.05pt solid #000000" fo:border-bottom="0.05pt solid #000000"/>
    </style:style>
    <style:style style:name="Expressions.B1" style:family="table-cell">
      <style:table-cell-properties fo:padding="0.0382in" fo:border="0.05pt solid #000000"/>
    </style:style>
    <style:style style:name="Expressions.A2" style:family="table-cell">
      <style:table-cell-properties fo:padding="0.0382in" fo:border-left="0.05pt solid #000000" fo:border-right="none" fo:border-top="none" fo:border-bottom="0.05pt solid #000000"/>
    </style:style>
    <style:style style:name="Expressions.B2" style:family="table-cell">
      <style:table-cell-properties fo:padding="0.0382in" fo:border-left="0.05pt solid #000000" fo:border-right="0.05pt solid #000000" fo:border-top="none" fo:border-bottom="0.05pt solid #000000"/>
    </style:style>
    <style:style style:name="Conditional" style:family="table">
      <style:table-properties style:width="6.9271in" fo:margin-left="0in" table:align="left"/>
    </style:style>
    <style:style style:name="Conditional.A" style:family="table-column">
      <style:table-column-properties style:column-width="3.1458in"/>
    </style:style>
    <style:style style:name="Conditional.B" style:family="table-column">
      <style:table-column-properties style:column-width="3.7813in"/>
    </style:style>
    <style:style style:name="Conditional.A1" style:family="table-cell">
      <style:table-cell-properties fo:padding="0.0382in" fo:border-left="0.05pt solid #000000" fo:border-right="none" fo:border-top="0.05pt solid #000000" fo:border-bottom="0.05pt solid #000000"/>
    </style:style>
    <style:style style:name="Conditional.B1" style:family="table-cell">
      <style:table-cell-properties fo:padding="0.0382in" fo:border="0.05pt solid #000000"/>
    </style:style>
    <style:style style:name="Conditional.A2" style:family="table-cell">
      <style:table-cell-properties fo:padding="0.0382in" fo:border-left="0.05pt solid #000000" fo:border-right="none" fo:border-top="none" fo:border-bottom="0.05pt solid #000000"/>
    </style:style>
    <style:style style:name="Conditional.B2" style:family="table-cell">
      <style:table-cell-properties fo:padding="0.0382in" fo:border-left="0.05pt solid #000000" fo:border-right="0.05pt solid #000000" fo:border-top="none" fo:border-bottom="0.05pt solid #000000"/>
    </style:style>
    <style:style style:name="Multiplication" style:family="table">
      <style:table-properties style:width="6.925in" table:align="margins"/>
    </style:style>
    <style:style style:name="Multiplication.A" style:family="table-column">
      <style:table-column-properties style:column-width="0.9896in" style:rel-column-width="9362*"/>
    </style:style>
    <style:style style:name="Multiplication.G" style:family="table-column">
      <style:table-column-properties style:column-width="0.9896in" style:rel-column-width="9363*"/>
    </style:style>
    <style:style style:name="Multiplication.A1" style:family="table-cell">
      <style:table-cell-properties fo:padding="0.0382in" fo:border-left="0.05pt solid #000000" fo:border-right="none" fo:border-top="0.05pt solid #000000" fo:border-bottom="0.05pt solid #000000"/>
    </style:style>
    <style:style style:name="Multiplication.G1" style:family="table-cell">
      <style:table-cell-properties fo:padding="0.0382in" fo:border="0.05pt solid #000000"/>
    </style:style>
    <style:style style:name="Multiplication.A2" style:family="table-cell">
      <style:table-cell-properties fo:padding="0.0382in" fo:border-left="0.05pt solid #000000" fo:border-right="none" fo:border-top="none" fo:border-bottom="0.05pt solid #000000"/>
    </style:style>
    <style:style style:name="Multiplication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Multiplication.C2" style:family="table-cell">
      <style:table-cell-properties fo:background-color="#00ae00" fo:padding="0.0382in" fo:border-left="0.05pt solid #000000" fo:border-right="none" fo:border-top="none" fo:border-bottom="0.05pt solid #000000">
        <style:background-image/>
      </style:table-cell-properties>
    </style:style>
    <style:style style:name="Multiplication.G2" style:family="table-cell">
      <style:table-cell-properties fo:background-color="#00ae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Multiplication.C3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Multiplication.G6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Errors" style:family="table">
      <style:table-properties style:width="6.925in" table:align="margins"/>
    </style:style>
    <style:style style:name="Errors.A" style:family="table-column">
      <style:table-column-properties style:column-width="3.4625in" style:rel-column-width="32767*"/>
    </style:style>
    <style:style style:name="Errors.B" style:family="table-column">
      <style:table-column-properties style:column-width="3.4625in" style:rel-column-width="32768*"/>
    </style:style>
    <style:style style:name="Errors.A1" style:family="table-cell">
      <style:table-cell-properties fo:padding="0.0382in" fo:border-left="0.05pt solid #000000" fo:border-right="none" fo:border-top="0.05pt solid #000000" fo:border-bottom="0.05pt solid #000000"/>
    </style:style>
    <style:style style:name="Errors.B1" style:family="table-cell">
      <style:table-cell-properties fo:padding="0.0382in" fo:border="0.05pt solid #000000"/>
    </style:style>
    <style:style style:name="Errors.A2" style:family="table-cell">
      <style:table-cell-properties fo:padding="0.0382in" fo:border-left="0.05pt solid #000000" fo:border-right="none" fo:border-top="none" fo:border-bottom="0.05pt solid #000000"/>
    </style:style>
    <style:style style:name="Errors.B2" style:family="table-cell">
      <style:table-cell-properties fo:padding="0.0382in" fo:border-left="0.05pt solid #000000" fo:border-right="0.05pt solid #000000" fo:border-top="none" fo:border-bottom="0.05pt solid #000000"/>
    </style:style>
    <style:style style:name="Settings" style:family="table">
      <style:table-properties style:width="6.9271in" fo:margin-left="0in" table:align="left"/>
    </style:style>
    <style:style style:name="Settings.A" style:family="table-column">
      <style:table-column-properties style:column-width="1.2813in"/>
    </style:style>
    <style:style style:name="Settings.B" style:family="table-column">
      <style:table-column-properties style:column-width="2.7292in"/>
    </style:style>
    <style:style style:name="Settings.C" style:family="table-column">
      <style:table-column-properties style:column-width="2.9167in"/>
    </style:style>
    <style:style style:name="Settings.A1" style:family="table-cell">
      <style:table-cell-properties fo:padding="0.0382in" fo:border-left="0.05pt solid #000000" fo:border-right="none" fo:border-top="0.05pt solid #000000" fo:border-bottom="0.05pt solid #000000"/>
    </style:style>
    <style:style style:name="Settings.C1" style:family="table-cell">
      <style:table-cell-properties fo:padding="0.0382in" fo:border="0.05pt solid #000000"/>
    </style:style>
    <style:style style:name="Settings.A2" style:family="table-cell">
      <style:table-cell-properties fo:padding="0.0382in" fo:border-left="0.05pt solid #000000" fo:border-right="none" fo:border-top="none" fo:border-bottom="0.05pt solid #000000"/>
    </style:style>
    <style:style style:name="Settings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DejaVu Sans" officeooo:rsid="011fcd08" officeooo:paragraph-rsid="011fcd08"/>
    </style:style>
    <style:style style:name="P2" style:family="paragraph" style:parent-style-name="Footer">
      <style:text-properties style:font-name="DejaVu Sans" officeooo:rsid="0122c668" officeooo:paragraph-rsid="0122c668"/>
    </style:style>
    <style:style style:name="P3" style:family="paragraph" style:parent-style-name="Standard">
      <style:paragraph-properties fo:text-align="start" style:justify-single-word="false"/>
      <style:text-properties style:font-name="DejaVu Sans" officeooo:rsid="00030175" officeooo:paragraph-rsid="00030175"/>
    </style:style>
    <style:style style:name="P4" style:family="paragraph" style:parent-style-name="Standard">
      <style:paragraph-properties fo:text-align="start" style:justify-single-word="false"/>
      <style:text-properties style:font-name="DejaVu Sans" officeooo:rsid="00030175" officeooo:paragraph-rsid="0022f92a"/>
    </style:style>
    <style:style style:name="P5" style:family="paragraph" style:parent-style-name="Standard">
      <style:paragraph-properties fo:text-align="start" style:justify-single-word="false"/>
      <style:text-properties style:font-name="DejaVu Sans" officeooo:rsid="00030175" officeooo:paragraph-rsid="0048dabc"/>
    </style:style>
    <style:style style:name="P6" style:family="paragraph" style:parent-style-name="Standard">
      <style:paragraph-properties fo:text-align="start" style:justify-single-word="false"/>
      <style:text-properties style:font-name="DejaVu Sans" officeooo:rsid="00030175" officeooo:paragraph-rsid="00566166"/>
    </style:style>
    <style:style style:name="P7" style:family="paragraph" style:parent-style-name="Standard">
      <style:paragraph-properties fo:text-align="start" style:justify-single-word="false"/>
      <style:text-properties style:font-name="DejaVu Sans" officeooo:rsid="00030175" officeooo:paragraph-rsid="005736e6"/>
    </style:style>
    <style:style style:name="P8" style:family="paragraph" style:parent-style-name="Standard">
      <style:paragraph-properties fo:text-align="end" style:justify-single-word="false"/>
      <style:text-properties style:font-name="DejaVu Sans" fo:font-weight="bold" officeooo:rsid="00030175" officeooo:paragraph-rsid="00030175" style:font-weight-asian="bold" style:font-weight-complex="bold"/>
    </style:style>
    <style:style style:name="P9" style:family="paragraph" style:parent-style-name="Standard">
      <style:text-properties style:font-name="DejaVu Sans" fo:font-weight="bold" officeooo:rsid="004e3dae" officeooo:paragraph-rsid="004e3dae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" fo:font-weight="normal" officeooo:rsid="00030175" officeooo:paragraph-rsid="0003017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" fo:font-weight="normal" officeooo:rsid="00030175" officeooo:paragraph-rsid="00224a7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" fo:font-weight="normal" officeooo:rsid="00eefb79" officeooo:paragraph-rsid="00eefb7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" fo:font-weight="normal" officeooo:rsid="00169f1b" officeooo:paragraph-rsid="001824f5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" fo:font-weight="normal" officeooo:rsid="0019e7f7" officeooo:paragraph-rsid="0019e7f7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" fo:font-weight="normal" officeooo:rsid="00224a75" officeooo:paragraph-rsid="00224a75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" fo:font-weight="normal" officeooo:rsid="00259ffd" officeooo:paragraph-rsid="0022f92a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" fo:font-weight="normal" officeooo:rsid="002003ef" officeooo:paragraph-rsid="002003ef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ans" fo:font-weight="normal" officeooo:rsid="00213c91" officeooo:paragraph-rsid="0048dabc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ans" fo:font-weight="normal" officeooo:rsid="00472c53" officeooo:paragraph-rsid="0048dabc" style:font-weight-asian="normal" style:font-weight-complex="normal"/>
    </style:style>
    <style:style style:name="P20" style:family="paragraph" style:parent-style-name="Standard">
      <style:text-properties style:font-name="DejaVu Sans" fo:font-weight="normal" officeooo:rsid="00472c53" officeooo:paragraph-rsid="004e3dae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jaVu Sans" fo:font-weight="normal" officeooo:rsid="004e3dae" officeooo:paragraph-rsid="00566166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ejaVu Sans" fo:font-weight="normal" officeooo:rsid="004e3dae" officeooo:paragraph-rsid="0070653d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DejaVu Sans" fo:font-weight="normal" officeooo:rsid="005ed3bd" officeooo:paragraph-rsid="005736e6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DejaVu Sans" fo:font-weight="normal" officeooo:rsid="00a5e967" officeooo:paragraph-rsid="00a5e967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DejaVu Sans" fo:font-weight="normal" officeooo:rsid="007e6cc1" officeooo:paragraph-rsid="007e6cc1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DejaVu Sans" fo:font-weight="normal" officeooo:rsid="008953c5" officeooo:paragraph-rsid="007f9c7f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DejaVu Sans" fo:font-weight="normal" officeooo:rsid="008fec65" officeooo:paragraph-rsid="0092ee39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DejaVu Sans" fo:font-weight="normal" officeooo:rsid="00913a2a" officeooo:paragraph-rsid="0092ee39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DejaVu Sans" fo:font-weight="normal" officeooo:rsid="00846de1" officeooo:paragraph-rsid="007f9c7f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DejaVu Sans" fo:font-weight="normal" officeooo:rsid="00846de1" officeooo:paragraph-rsid="008de11e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DejaVu Sans" fo:font-weight="normal" officeooo:rsid="00846de1" officeooo:paragraph-rsid="00a73f71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DejaVu Sans" fo:font-weight="normal" officeooo:rsid="00846de1" officeooo:paragraph-rsid="00aef771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DejaVu Sans" fo:font-weight="normal" officeooo:rsid="00ab7c14" officeooo:paragraph-rsid="00ab7c14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DejaVu Sans" fo:font-weight="normal" officeooo:rsid="00b51eb1" officeooo:paragraph-rsid="00b1a477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DejaVu Sans" fo:font-weight="normal" officeooo:rsid="00ab7f98" officeooo:paragraph-rsid="00ab7f98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DejaVu Sans" fo:font-weight="normal" officeooo:rsid="00ab7f98" officeooo:paragraph-rsid="00daf553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DejaVu Sans" fo:font-weight="normal" officeooo:rsid="00d974ac" officeooo:paragraph-rsid="00cccacf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DejaVu Sans" fo:font-weight="normal" officeooo:rsid="00dd0117" officeooo:paragraph-rsid="00daf553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DejaVu Sans" fo:font-weight="normal" officeooo:rsid="011c9637" officeooo:paragraph-rsid="011c9637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DejaVu Sans" fo:font-weight="normal" officeooo:rsid="005545a3" officeooo:paragraph-rsid="005545a3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DejaVu Sans" fo:font-weight="normal" officeooo:rsid="00cc2bd7" officeooo:paragraph-rsid="00f2a408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DejaVu Sans" fo:font-weight="normal" officeooo:rsid="00ea2951" officeooo:paragraph-rsid="00ea2951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DejaVu Sans" fo:font-weight="normal" officeooo:rsid="00eb53ad" officeooo:paragraph-rsid="00ea2951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DejaVu Sans" officeooo:rsid="000f020b" officeooo:paragraph-rsid="000f020b"/>
    </style:style>
    <style:style style:name="P45" style:family="paragraph" style:parent-style-name="Standard">
      <style:paragraph-properties fo:text-align="start" style:justify-single-word="false"/>
      <style:text-properties style:font-name="DejaVu Sans" officeooo:rsid="00105616" officeooo:paragraph-rsid="00105616"/>
    </style:style>
    <style:style style:name="P46" style:family="paragraph" style:parent-style-name="Standard">
      <style:paragraph-properties fo:text-align="start" style:justify-single-word="false"/>
      <style:text-properties style:font-name="DejaVu Sans" officeooo:rsid="00105616" officeooo:paragraph-rsid="001824f5"/>
    </style:style>
    <style:style style:name="P47" style:family="paragraph" style:parent-style-name="Standard">
      <style:paragraph-properties fo:text-align="start" style:justify-single-word="false"/>
      <style:text-properties style:font-name="DejaVu Sans" officeooo:rsid="0019e7f7" officeooo:paragraph-rsid="0019e7f7"/>
    </style:style>
    <style:style style:name="P48" style:family="paragraph" style:parent-style-name="Standard">
      <style:paragraph-properties fo:text-align="start" style:justify-single-word="false"/>
      <style:text-properties style:font-name="DejaVu Sans" officeooo:rsid="0022f92a" officeooo:paragraph-rsid="0022f92a"/>
    </style:style>
    <style:style style:name="P49" style:family="paragraph" style:parent-style-name="Standard">
      <style:text-properties style:font-name="DejaVu Sans" officeooo:rsid="004e3dae" officeooo:paragraph-rsid="004e3dae"/>
    </style:style>
    <style:style style:name="P50" style:family="paragraph" style:parent-style-name="Standard">
      <style:paragraph-properties fo:text-align="start" style:justify-single-word="false"/>
      <style:text-properties style:font-name="DejaVu Sans" officeooo:rsid="005f1951" officeooo:paragraph-rsid="005f1951"/>
    </style:style>
    <style:style style:name="P51" style:family="paragraph" style:parent-style-name="Standard">
      <style:paragraph-properties fo:text-align="start" style:justify-single-word="false"/>
      <style:text-properties style:font-name="DejaVu Sans" officeooo:rsid="006bbfc0" officeooo:paragraph-rsid="006bbfc0"/>
    </style:style>
    <style:style style:name="P52" style:family="paragraph" style:parent-style-name="Standard">
      <style:paragraph-properties fo:text-align="start" style:justify-single-word="false"/>
      <style:text-properties style:font-name="DejaVu Sans" officeooo:rsid="0070653d" officeooo:paragraph-rsid="0070653d"/>
    </style:style>
    <style:style style:name="P53" style:family="paragraph" style:parent-style-name="Standard">
      <style:paragraph-properties fo:text-align="start" style:justify-single-word="false"/>
      <style:text-properties style:font-name="DejaVu Sans" officeooo:rsid="007f9c7f" officeooo:paragraph-rsid="007f9c7f"/>
    </style:style>
    <style:style style:name="P54" style:family="paragraph" style:parent-style-name="Standard">
      <style:paragraph-properties fo:text-align="start" style:justify-single-word="false"/>
      <style:text-properties style:font-name="DejaVu Sans" officeooo:rsid="0084de7c" officeooo:paragraph-rsid="0084de7c"/>
    </style:style>
    <style:style style:name="P55" style:family="paragraph" style:parent-style-name="Standard">
      <style:paragraph-properties fo:text-align="start" style:justify-single-word="false"/>
      <style:text-properties style:font-name="DejaVu Sans" officeooo:rsid="008de11e" officeooo:paragraph-rsid="008de11e"/>
    </style:style>
    <style:style style:name="P56" style:family="paragraph" style:parent-style-name="Standard">
      <style:paragraph-properties fo:text-align="start" style:justify-single-word="false"/>
      <style:text-properties style:font-name="DejaVu Sans" officeooo:rsid="008fec65" officeooo:paragraph-rsid="0092ee39"/>
    </style:style>
    <style:style style:name="P57" style:family="paragraph" style:parent-style-name="Standard">
      <style:paragraph-properties fo:text-align="start" style:justify-single-word="false"/>
      <style:text-properties style:font-name="DejaVu Sans" officeooo:rsid="0094dec2" officeooo:paragraph-rsid="0094dec2"/>
    </style:style>
    <style:style style:name="P58" style:family="paragraph" style:parent-style-name="Standard">
      <style:paragraph-properties fo:text-align="start" style:justify-single-word="false"/>
      <style:text-properties style:font-name="DejaVu Sans" officeooo:rsid="00a5e967" officeooo:paragraph-rsid="00a5e967"/>
    </style:style>
    <style:style style:name="P59" style:family="paragraph" style:parent-style-name="Standard">
      <style:paragraph-properties fo:text-align="start" style:justify-single-word="false"/>
      <style:text-properties style:font-name="DejaVu Sans" officeooo:rsid="00a5e967" officeooo:paragraph-rsid="00a73f71"/>
    </style:style>
    <style:style style:name="P60" style:family="paragraph" style:parent-style-name="Standard">
      <style:paragraph-properties fo:text-align="start" style:justify-single-word="false"/>
      <style:text-properties style:font-name="DejaVu Sans" officeooo:rsid="00aef771" officeooo:paragraph-rsid="00aef771"/>
    </style:style>
    <style:style style:name="P61" style:family="paragraph" style:parent-style-name="Standard">
      <style:paragraph-properties fo:text-align="start" style:justify-single-word="false"/>
      <style:text-properties style:font-name="DejaVu Sans" officeooo:rsid="00b1a477" officeooo:paragraph-rsid="00b1a477"/>
    </style:style>
    <style:style style:name="P62" style:family="paragraph" style:parent-style-name="Standard">
      <style:paragraph-properties fo:text-align="start" style:justify-single-word="false"/>
      <style:text-properties style:font-name="DejaVu Sans" officeooo:rsid="00bdac6c" officeooo:paragraph-rsid="00bdac6c"/>
    </style:style>
    <style:style style:name="P63" style:family="paragraph" style:parent-style-name="Standard">
      <style:paragraph-properties fo:text-align="start" style:justify-single-word="false"/>
      <style:text-properties style:font-name="DejaVu Sans" officeooo:rsid="00cccacf" officeooo:paragraph-rsid="00cccacf"/>
    </style:style>
    <style:style style:name="P64" style:family="paragraph" style:parent-style-name="Standard">
      <style:paragraph-properties fo:text-align="start" style:justify-single-word="false"/>
      <style:text-properties style:font-name="DejaVu Sans" officeooo:rsid="00cccacf" officeooo:paragraph-rsid="00dee318"/>
    </style:style>
    <style:style style:name="P65" style:family="paragraph" style:parent-style-name="Standard">
      <style:paragraph-properties fo:text-align="start" style:justify-single-word="false"/>
      <style:text-properties style:font-name="DejaVu Sans" officeooo:rsid="00daf553" officeooo:paragraph-rsid="00daf553"/>
    </style:style>
    <style:style style:name="P66" style:family="paragraph" style:parent-style-name="Standard">
      <style:paragraph-properties fo:text-align="start" style:justify-single-word="false"/>
      <style:text-properties style:font-name="DejaVu Sans" officeooo:rsid="00e4a254" officeooo:paragraph-rsid="00e4a254"/>
    </style:style>
    <style:style style:name="P67" style:family="paragraph" style:parent-style-name="Standard">
      <style:paragraph-properties fo:text-align="start" style:justify-single-word="false"/>
      <style:text-properties style:font-name="DejaVu Sans" officeooo:rsid="00ea2951" officeooo:paragraph-rsid="00ea2951"/>
    </style:style>
    <style:style style:name="P68" style:family="paragraph" style:parent-style-name="Standard">
      <style:paragraph-properties fo:text-align="start" style:justify-single-word="false"/>
      <style:text-properties style:font-name="DejaVu Sans" officeooo:rsid="00f2a408" officeooo:paragraph-rsid="00f2a408"/>
    </style:style>
    <style:style style:name="P69" style:family="paragraph" style:parent-style-name="Standard">
      <style:paragraph-properties fo:text-align="start" style:justify-single-word="false"/>
      <style:text-properties style:font-name="DejaVu Sans" officeooo:rsid="01046cad" officeooo:paragraph-rsid="01046cad"/>
    </style:style>
    <style:style style:name="P70" style:family="paragraph" style:parent-style-name="Standard">
      <style:paragraph-properties fo:text-align="start" style:justify-single-word="false"/>
      <style:text-properties style:font-name="DejaVu Sans" officeooo:rsid="0107ef1c" officeooo:paragraph-rsid="0107ef1c"/>
    </style:style>
    <style:style style:name="P71" style:family="paragraph" style:parent-style-name="Standard">
      <style:paragraph-properties fo:text-align="start" style:justify-single-word="false"/>
      <style:text-properties style:font-name="DejaVu Sans" officeooo:rsid="011c9637" officeooo:paragraph-rsid="011c9637"/>
    </style:style>
    <style:style style:name="P72" style:family="paragraph" style:parent-style-name="Standard">
      <style:paragraph-properties fo:text-align="start" style:justify-single-word="false"/>
      <style:text-properties style:font-name="DejaVu Sans" style:text-underline-style="none" fo:font-weight="normal" officeooo:rsid="0072ebe0" officeooo:paragraph-rsid="0070653d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DejaVu Sans" style:text-underline-style="none" fo:font-weight="normal" officeooo:rsid="00f6bd95" officeooo:paragraph-rsid="00f2a408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DejaVu Sans" officeooo:rsid="01260bd0" officeooo:paragraph-rsid="01260bd0"/>
    </style:style>
    <style:style style:name="P75" style:family="paragraph" style:parent-style-name="Standard">
      <style:paragraph-properties fo:text-align="start" style:justify-single-word="false"/>
      <style:text-properties style:font-name="DejaVu Sans" officeooo:rsid="00e5bf1c" officeooo:paragraph-rsid="00e5bf1c"/>
    </style:style>
    <style:style style:name="P76" style:family="paragraph" style:parent-style-name="Standard">
      <style:paragraph-properties fo:text-align="start" style:justify-single-word="false"/>
      <style:text-properties style:font-name="DejaVu Sans" officeooo:rsid="00e5bf1c" officeooo:paragraph-rsid="013596e1"/>
    </style:style>
    <style:style style:name="P77" style:family="paragraph" style:parent-style-name="Standard">
      <style:paragraph-properties fo:text-align="start" style:justify-single-word="false"/>
      <style:text-properties style:font-name="DejaVu Sans" officeooo:rsid="01316347" officeooo:paragraph-rsid="013596e1"/>
    </style:style>
    <style:style style:name="P78" style:family="paragraph" style:parent-style-name="Standard">
      <style:paragraph-properties fo:text-align="start" style:justify-single-word="false"/>
      <style:text-properties style:font-name="DejaVu Sans" officeooo:rsid="0137bd1a" officeooo:paragraph-rsid="0137bd1a" fo:background-color="#ff0000"/>
    </style:style>
    <style:style style:name="P79" style:family="paragraph" style:parent-style-name="Standard">
      <style:paragraph-properties fo:text-align="start" style:justify-single-word="false"/>
      <style:text-properties style:font-name="DejaVu Sans" officeooo:rsid="0138c93d" officeooo:paragraph-rsid="0138c93d"/>
    </style:style>
    <style:style style:name="P80" style:family="paragraph" style:parent-style-name="Standard">
      <style:paragraph-properties fo:text-align="end" style:justify-single-word="false" fo:padding="0.0291in" fo:border-left="none" fo:border-right="none" fo:border-top="none" fo:border-bottom="0.06pt solid #000000" style:join-border="false"/>
      <style:text-properties style:font-name="DejaVu Sans" officeooo:rsid="00030175" officeooo:paragraph-rsid="00030175"/>
    </style:style>
    <style:style style:name="P81" style:family="paragraph" style:parent-style-name="Standard">
      <style:paragraph-properties fo:text-align="end" style:justify-single-word="false" style:border-line-width-bottom="0in 0.0016in 0.0008in" fo:padding="0.0291in" fo:border-left="none" fo:border-right="none" fo:border-top="none" fo:border-bottom="0.14pt double #000000" style:join-border="false"/>
      <style:text-properties style:font-name="DejaVu Sans" officeooo:rsid="0005ff5e" officeooo:paragraph-rsid="0005ff5e"/>
    </style:style>
    <style:style style:name="P82" style:family="paragraph" style:parent-style-name="Standard">
      <style:paragraph-properties fo:text-align="end" style:justify-single-word="false" style:border-line-width-bottom="0in 0.0016in 0.0008in" fo:padding="0.0291in" fo:border-left="none" fo:border-right="none" fo:border-top="none" fo:border-bottom="0.14pt double #000000" style:join-border="false"/>
      <style:text-properties style:font-name="DejaVu Sans" officeooo:rsid="000f020b" officeooo:paragraph-rsid="000f020b"/>
    </style:style>
    <style:style style:name="P83" style:family="paragraph" style:parent-style-name="Standard">
      <style:paragraph-properties fo:text-align="end" style:justify-single-word="false" style:border-line-width-bottom="0in 0.0016in 0.0008in" fo:padding="0.0291in" fo:border-left="none" fo:border-right="none" fo:border-top="none" fo:border-bottom="0.14pt double #000000" style:join-border="false"/>
      <style:text-properties style:font-name="DejaVu Sans" officeooo:rsid="00105616" officeooo:paragraph-rsid="00105616"/>
    </style:style>
    <style:style style:name="P84" style:family="paragraph" style:parent-style-name="Standard">
      <style:paragraph-properties fo:text-align="end" style:justify-single-word="false" style:border-line-width-bottom="0in 0.0016in 0.0008in" fo:padding="0.0291in" fo:border-left="none" fo:border-right="none" fo:border-top="none" fo:border-bottom="0.14pt double #000000" style:join-border="false"/>
      <style:text-properties style:font-name="DejaVu Sans" officeooo:rsid="006bbfc0" officeooo:paragraph-rsid="006bbfc0"/>
    </style:style>
    <style:style style:name="P85" style:family="paragraph" style:parent-style-name="Standard">
      <style:paragraph-properties fo:text-align="end" style:justify-single-word="false" style:border-line-width-bottom="0in 0.0016in 0.0008in" fo:padding="0.0291in" fo:border-left="none" fo:border-right="none" fo:border-top="none" fo:border-bottom="0.14pt double #000000" style:join-border="false"/>
      <style:text-properties style:font-name="DejaVu Sans" officeooo:rsid="007d1250" officeooo:paragraph-rsid="007d1250"/>
    </style:style>
    <style:style style:name="P86" style:family="paragraph" style:parent-style-name="Standard">
      <style:paragraph-properties fo:text-align="end" style:justify-single-word="false" style:border-line-width-bottom="0in 0.0016in 0.0008in" fo:padding="0.0291in" fo:border-left="none" fo:border-right="none" fo:border-top="none" fo:border-bottom="0.14pt double #000000" style:join-border="false"/>
      <style:text-properties style:font-name="DejaVu Sans" officeooo:rsid="00ab7c14" officeooo:paragraph-rsid="00ab7c14"/>
    </style:style>
    <style:style style:name="P87" style:family="paragraph" style:parent-style-name="Standard">
      <style:paragraph-properties fo:text-align="end" style:justify-single-word="false" style:border-line-width-bottom="0in 0.0016in 0.0008in" fo:padding="0.0291in" fo:border-left="none" fo:border-right="none" fo:border-top="none" fo:border-bottom="0.14pt double #000000" style:join-border="false"/>
      <style:text-properties style:font-name="DejaVu Sans" fo:font-weight="normal" officeooo:rsid="00224a75" officeooo:paragraph-rsid="00224a75" style:font-weight-asian="normal" style:font-weight-complex="normal"/>
    </style:style>
    <style:style style:name="P88" style:family="paragraph" style:parent-style-name="Standard">
      <style:paragraph-properties fo:text-align="end" style:justify-single-word="false" style:border-line-width-bottom="0in 0.0016in 0.0008in" fo:padding="0.0291in" fo:border-left="none" fo:border-right="none" fo:border-top="none" fo:border-bottom="0.14pt double #000000" style:join-border="false"/>
      <style:text-properties style:font-name="DejaVu Sans" fo:font-weight="normal" officeooo:rsid="005736e6" officeooo:paragraph-rsid="005736e6" style:font-weight-asian="normal" style:font-weight-complex="normal"/>
    </style:style>
    <style:style style:name="P89" style:family="paragraph" style:parent-style-name="Standard">
      <style:paragraph-properties fo:text-align="end" style:justify-single-word="false" style:border-line-width-bottom="0in 0.0016in 0.0008in" fo:padding="0.0291in" fo:border-left="none" fo:border-right="none" fo:border-top="none" fo:border-bottom="0.14pt double #000000" style:join-border="false"/>
      <style:text-properties style:font-name="DejaVu Sans" fo:font-weight="normal" officeooo:rsid="00aaaa21" officeooo:paragraph-rsid="00aaaa21" style:font-weight-asian="normal" style:font-weight-complex="normal"/>
    </style:style>
    <style:style style:name="P90" style:family="paragraph" style:parent-style-name="Standard">
      <style:paragraph-properties fo:text-align="end" style:justify-single-word="false" style:border-line-width-bottom="0in 0.0016in 0.0008in" fo:padding="0.0291in" fo:border-left="none" fo:border-right="none" fo:border-top="none" fo:border-bottom="0.14pt double #000000" style:join-border="false"/>
      <style:text-properties style:font-name="DejaVu Sans" fo:font-weight="normal" officeooo:rsid="00ab7f98" officeooo:paragraph-rsid="00ab7f98" style:font-weight-asian="normal" style:font-weight-complex="normal"/>
    </style:style>
    <style:style style:name="P91" style:family="paragraph" style:parent-style-name="Standard">
      <style:paragraph-properties fo:text-align="end" style:justify-single-word="false" style:border-line-width-bottom="0in 0.0016in 0.0008in" fo:padding="0.0291in" fo:border-left="none" fo:border-right="none" fo:border-top="none" fo:border-bottom="0.14pt double #000000" style:join-border="false"/>
      <style:text-properties style:font-name="DejaVu Sans" fo:font-weight="normal" officeooo:rsid="005545a3" officeooo:paragraph-rsid="005545a3" style:font-weight-asian="normal" style:font-weight-complex="normal"/>
    </style:style>
    <style:style style:name="P92" style:family="paragraph" style:parent-style-name="Standard">
      <style:paragraph-properties fo:text-align="end" style:justify-single-word="false" style:border-line-width-bottom="0in 0.0016in 0.0008in" fo:padding="0.0291in" fo:border-left="none" fo:border-right="none" fo:border-top="none" fo:border-bottom="0.14pt double #000000" style:join-border="false"/>
      <style:text-properties style:font-name="DejaVu Sans" fo:font-weight="normal" officeooo:rsid="00ea2951" officeooo:paragraph-rsid="00ea2951" style:font-weight-asian="normal" style:font-weight-complex="normal"/>
    </style:style>
    <style:style style:name="P93" style:family="paragraph" style:parent-style-name="Table_20_Contents">
      <style:paragraph-properties fo:text-align="start" style:justify-single-word="false"/>
      <style:text-properties style:font-name="DejaVu Sans"/>
    </style:style>
    <style:style style:name="P94" style:family="paragraph" style:parent-style-name="Table_20_Contents">
      <style:paragraph-properties fo:text-align="start" style:justify-single-word="false"/>
      <style:text-properties style:font-name="DejaVu Sans" officeooo:rsid="001b8761" officeooo:paragraph-rsid="001b8761"/>
    </style:style>
    <style:style style:name="P95" style:family="paragraph" style:parent-style-name="Table_20_Contents">
      <style:paragraph-properties fo:text-align="start" style:justify-single-word="false"/>
      <style:text-properties style:font-name="DejaVu Sans" fo:font-weight="bold" officeooo:rsid="001b8761" officeooo:paragraph-rsid="001b8761" style:font-weight-asian="bold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style:font-name="DejaVu Sans" fo:font-weight="bold" officeooo:rsid="0078c6af" officeooo:paragraph-rsid="0078c6af" style:font-weight-asian="bold" style:font-weight-complex="bold"/>
    </style:style>
    <style:style style:name="P97" style:family="paragraph" style:parent-style-name="Table_20_Contents">
      <style:paragraph-properties fo:text-align="start" style:justify-single-word="false"/>
      <style:text-properties style:font-name="DejaVu Sans" fo:font-weight="bold" officeooo:rsid="0079c0d1" officeooo:paragraph-rsid="0079c0d1" style:font-weight-asian="bold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style:font-name="DejaVu Sans" fo:font-weight="bold" officeooo:rsid="005f1951" officeooo:paragraph-rsid="005f1951" style:font-weight-asian="bold" style:font-weight-complex="bold"/>
    </style:style>
    <style:style style:name="P99" style:family="paragraph" style:parent-style-name="Table_20_Contents">
      <style:paragraph-properties fo:text-align="start" style:justify-single-word="false"/>
      <style:text-properties style:font-name="DejaVu Sans" fo:font-weight="bold" officeooo:rsid="006786dd" officeooo:paragraph-rsid="006786dd" style:font-weight-asian="bold" style:font-weight-complex="bold"/>
    </style:style>
    <style:style style:name="P100" style:family="paragraph" style:parent-style-name="Table_20_Contents">
      <style:paragraph-properties fo:text-align="start" style:justify-single-word="false"/>
      <style:text-properties style:font-name="DejaVu Sans" fo:font-weight="bold" officeooo:rsid="00293247" officeooo:paragraph-rsid="00293247" style:font-weight-asian="bold" style:font-weight-complex="bold"/>
    </style:style>
    <style:style style:name="P101" style:family="paragraph" style:parent-style-name="Table_20_Contents">
      <style:paragraph-properties fo:text-align="start" style:justify-single-word="false"/>
      <style:text-properties style:font-name="DejaVu Sans" fo:font-weight="bold" officeooo:rsid="009b01d1" officeooo:paragraph-rsid="009b01d1" style:font-weight-asian="bold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style:font-name="DejaVu Sans" fo:font-weight="bold" officeooo:rsid="00a4139b" officeooo:paragraph-rsid="00a4139b" style:font-weight-asian="bold" style:font-weight-complex="bold"/>
    </style:style>
    <style:style style:name="P103" style:family="paragraph" style:parent-style-name="Table_20_Contents">
      <style:paragraph-properties fo:text-align="start" style:justify-single-word="false"/>
      <style:text-properties style:font-name="DejaVu Sans" fo:font-weight="bold" officeooo:rsid="00b6ee7c" officeooo:paragraph-rsid="00b6ee7c" style:font-weight-asian="bold" style:font-weight-complex="bold"/>
    </style:style>
    <style:style style:name="P104" style:family="paragraph" style:parent-style-name="Table_20_Contents">
      <style:paragraph-properties fo:text-align="start" style:justify-single-word="false"/>
      <style:text-properties style:font-name="DejaVu Sans" fo:font-weight="bold" officeooo:rsid="00dee318" officeooo:paragraph-rsid="00dee318" style:font-weight-asian="bold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style:font-name="DejaVu Sans" fo:font-weight="bold" officeooo:rsid="00f9dfb9" officeooo:paragraph-rsid="00f9dfb9" style:font-weight-asian="bold" style:font-weight-complex="bold"/>
    </style:style>
    <style:style style:name="P106" style:family="paragraph" style:parent-style-name="Table_20_Contents">
      <style:paragraph-properties fo:text-align="start" style:justify-single-word="false"/>
      <style:text-properties style:font-name="DejaVu Sans" officeooo:rsid="001d6e45" officeooo:paragraph-rsid="001d6e45"/>
    </style:style>
    <style:style style:name="P107" style:family="paragraph" style:parent-style-name="Table_20_Contents">
      <style:paragraph-properties fo:text-align="start" style:justify-single-word="false"/>
      <style:text-properties style:font-name="DejaVu Sans" officeooo:rsid="001ef9d9"/>
    </style:style>
    <style:style style:name="P108" style:family="paragraph" style:parent-style-name="Table_20_Contents">
      <style:paragraph-properties fo:text-align="start" style:justify-single-word="false"/>
      <style:text-properties style:font-name="DejaVu Sans" officeooo:rsid="001ef9d9" officeooo:paragraph-rsid="001ef9d9"/>
    </style:style>
    <style:style style:name="P109" style:family="paragraph" style:parent-style-name="Table_20_Contents">
      <style:paragraph-properties fo:text-align="start" style:justify-single-word="false"/>
      <style:text-properties style:font-name="DejaVu Sans" officeooo:rsid="001ef9d9" officeooo:paragraph-rsid="001b8761"/>
    </style:style>
    <style:style style:name="P110" style:family="paragraph" style:parent-style-name="Table_20_Contents">
      <style:paragraph-properties fo:text-align="start" style:justify-single-word="false"/>
      <style:text-properties style:font-name="DejaVu Sans" officeooo:rsid="002968e4" officeooo:paragraph-rsid="002968e4"/>
    </style:style>
    <style:style style:name="P111" style:family="paragraph" style:parent-style-name="Table_20_Contents">
      <style:paragraph-properties fo:text-align="start" style:justify-single-word="false"/>
      <style:text-properties style:font-name="DejaVu Sans" officeooo:rsid="0030d8aa" officeooo:paragraph-rsid="0030d8aa"/>
    </style:style>
    <style:style style:name="P112" style:family="paragraph" style:parent-style-name="Table_20_Contents">
      <style:paragraph-properties fo:text-align="start" style:justify-single-word="false"/>
      <style:text-properties style:font-name="DejaVu Sans" officeooo:rsid="00328032" officeooo:paragraph-rsid="00328032"/>
    </style:style>
    <style:style style:name="P113" style:family="paragraph" style:parent-style-name="Table_20_Contents">
      <style:paragraph-properties fo:text-align="start" style:justify-single-word="false"/>
      <style:text-properties style:font-name="DejaVu Sans" officeooo:rsid="00347059" officeooo:paragraph-rsid="00347059"/>
    </style:style>
    <style:style style:name="P114" style:family="paragraph" style:parent-style-name="Table_20_Contents">
      <style:paragraph-properties fo:text-align="start" style:justify-single-word="false"/>
      <style:text-properties style:font-name="DejaVu Sans" officeooo:rsid="00384109" officeooo:paragraph-rsid="00384109"/>
    </style:style>
    <style:style style:name="P115" style:family="paragraph" style:parent-style-name="Table_20_Contents">
      <style:paragraph-properties fo:text-align="start" style:justify-single-word="false"/>
      <style:text-properties style:font-name="DejaVu Sans" fo:font-style="italic" officeooo:rsid="0079c0d1" officeooo:paragraph-rsid="0079c0d1" style:font-style-asian="italic" style:font-style-complex="italic"/>
    </style:style>
    <style:style style:name="P116" style:family="paragraph" style:parent-style-name="Table_20_Contents">
      <style:paragraph-properties fo:text-align="start" style:justify-single-word="false"/>
      <style:text-properties style:font-name="DejaVu Sans" officeooo:rsid="005f1951" officeooo:paragraph-rsid="005f1951"/>
    </style:style>
    <style:style style:name="P117" style:family="paragraph" style:parent-style-name="Table_20_Contents">
      <style:paragraph-properties fo:text-align="start" style:justify-single-word="false"/>
      <style:text-properties style:font-name="DejaVu Sans" officeooo:rsid="006131ef" officeooo:paragraph-rsid="006131ef"/>
    </style:style>
    <style:style style:name="P118" style:family="paragraph" style:parent-style-name="Table_20_Contents">
      <style:paragraph-properties fo:text-align="start" style:justify-single-word="false"/>
      <style:text-properties style:font-name="DejaVu Sans" officeooo:rsid="0064ab2c" officeooo:paragraph-rsid="0064ab2c"/>
    </style:style>
    <style:style style:name="P119" style:family="paragraph" style:parent-style-name="Table_20_Contents">
      <style:paragraph-properties fo:text-align="start" style:justify-single-word="false"/>
      <style:text-properties style:font-name="DejaVu Sans" officeooo:rsid="0064bc2a" officeooo:paragraph-rsid="0064bc2a"/>
    </style:style>
    <style:style style:name="P120" style:family="paragraph" style:parent-style-name="Table_20_Contents">
      <style:paragraph-properties fo:text-align="start" style:justify-single-word="false"/>
      <style:text-properties style:font-name="DejaVu Sans" officeooo:rsid="0079c0d1" officeooo:paragraph-rsid="0079c0d1"/>
    </style:style>
    <style:style style:name="P121" style:family="paragraph" style:parent-style-name="Table_20_Contents">
      <style:paragraph-properties fo:text-align="start" style:justify-single-word="false"/>
      <style:text-properties style:font-name="DejaVu Sans" officeooo:rsid="007a9e97" officeooo:paragraph-rsid="007a9e97"/>
    </style:style>
    <style:style style:name="P122" style:family="paragraph" style:parent-style-name="Table_20_Contents">
      <style:paragraph-properties fo:text-align="start" style:justify-single-word="false"/>
      <style:text-properties style:font-name="DejaVu Sans" officeooo:rsid="00a0558a" officeooo:paragraph-rsid="00a0558a"/>
    </style:style>
    <style:style style:name="P123" style:family="paragraph" style:parent-style-name="Table_20_Contents">
      <style:paragraph-properties fo:text-align="start" style:justify-single-word="false"/>
      <style:text-properties style:font-name="DejaVu Sans" officeooo:rsid="00a4b392" officeooo:paragraph-rsid="00a4b392"/>
    </style:style>
    <style:style style:name="P124" style:family="paragraph" style:parent-style-name="Table_20_Contents">
      <style:paragraph-properties fo:text-align="start" style:justify-single-word="false"/>
      <style:text-properties style:font-name="DejaVu Sans" officeooo:rsid="00b9b06f" officeooo:paragraph-rsid="00b9b06f"/>
    </style:style>
    <style:style style:name="P125" style:family="paragraph" style:parent-style-name="Table_20_Contents">
      <style:paragraph-properties fo:text-align="start" style:justify-single-word="false"/>
      <style:text-properties style:font-name="DejaVu Sans" officeooo:rsid="00ba592f" officeooo:paragraph-rsid="00ba592f"/>
    </style:style>
    <style:style style:name="P126" style:family="paragraph" style:parent-style-name="Table_20_Contents">
      <style:paragraph-properties fo:text-align="start" style:justify-single-word="false"/>
      <style:text-properties style:font-name="DejaVu Sans" officeooo:rsid="00dee318" officeooo:paragraph-rsid="00dee318"/>
    </style:style>
    <style:style style:name="P127" style:family="paragraph" style:parent-style-name="Table_20_Contents">
      <style:paragraph-properties fo:text-align="start" style:justify-single-word="false"/>
      <style:text-properties style:font-name="DejaVu Sans" officeooo:rsid="00e1f739" officeooo:paragraph-rsid="00e1f739"/>
    </style:style>
    <style:style style:name="P128" style:family="paragraph" style:parent-style-name="Table_20_Contents">
      <style:paragraph-properties fo:text-align="start" style:justify-single-word="false"/>
      <style:text-properties style:font-name="DejaVu Sans" officeooo:rsid="00e3bebb" officeooo:paragraph-rsid="00e3bebb"/>
    </style:style>
    <style:style style:name="P129" style:family="paragraph" style:parent-style-name="Table_20_Contents">
      <style:paragraph-properties fo:text-align="start" style:justify-single-word="false"/>
      <style:text-properties style:font-name="DejaVu Sans" officeooo:rsid="00e3d3ac" officeooo:paragraph-rsid="00e3d3ac"/>
    </style:style>
    <style:style style:name="P130" style:family="paragraph" style:parent-style-name="Table_20_Contents">
      <style:paragraph-properties fo:text-align="start" style:justify-single-word="false"/>
      <style:text-properties style:font-name="DejaVu Sans" officeooo:rsid="00ee2a97" officeooo:paragraph-rsid="00ee2a97"/>
    </style:style>
    <style:style style:name="P131" style:family="paragraph" style:parent-style-name="Table_20_Contents">
      <style:paragraph-properties fo:text-align="start" style:justify-single-word="false"/>
      <style:text-properties style:font-name="DejaVu Sans" officeooo:rsid="00fbbe29" officeooo:paragraph-rsid="00fbbe29"/>
    </style:style>
    <style:style style:name="P132" style:family="paragraph" style:parent-style-name="Table_20_Contents">
      <style:paragraph-properties fo:text-align="start" style:justify-single-word="false"/>
      <style:text-properties style:font-name="DejaVu Sans" officeooo:rsid="0107ef1c" officeooo:paragraph-rsid="0107ef1c"/>
    </style:style>
    <style:style style:name="P133" style:family="paragraph" style:parent-style-name="Table_20_Contents">
      <style:paragraph-properties fo:text-align="start" style:justify-single-word="false"/>
      <style:text-properties style:font-name="DejaVu Sans" officeooo:rsid="0109ce9e" officeooo:paragraph-rsid="0109ce9e"/>
    </style:style>
    <style:style style:name="P134" style:family="paragraph" style:parent-style-name="Table_20_Contents">
      <style:paragraph-properties fo:text-align="start" style:justify-single-word="false"/>
      <style:text-properties style:font-name="DejaVu Sans" officeooo:rsid="0111a508" officeooo:paragraph-rsid="0111a508"/>
    </style:style>
    <style:style style:name="P135" style:family="paragraph" style:parent-style-name="Table_20_Contents">
      <style:paragraph-properties fo:text-align="start" style:justify-single-word="false"/>
      <style:text-properties style:font-name="DejaVu Sans" officeooo:rsid="00e23bf6" officeooo:paragraph-rsid="00e1f739"/>
    </style:style>
    <style:style style:name="P136" style:family="paragraph" style:parent-style-name="Table_20_Contents">
      <style:paragraph-properties fo:text-align="start" style:justify-single-word="false"/>
      <style:text-properties style:font-name="DejaVu Sans" officeooo:rsid="01316347" officeooo:paragraph-rsid="01316347"/>
    </style:style>
    <style:style style:name="P137" style:family="paragraph" style:parent-style-name="Table_20_Contents">
      <style:paragraph-properties fo:text-align="start" style:justify-single-word="false"/>
      <style:text-properties style:font-name="DejaVu Sans" officeooo:rsid="0137bd1a" officeooo:paragraph-rsid="0137bd1a"/>
    </style:style>
    <style:style style:name="P138" style:family="paragraph" style:parent-style-name="Table_20_Contents">
      <style:paragraph-properties fo:text-align="start" style:justify-single-word="false"/>
      <style:text-properties fo:color="#ff0000" style:font-name="DejaVu Sans" officeooo:rsid="001b8761" officeooo:paragraph-rsid="001b8761"/>
    </style:style>
    <style:style style:name="P139" style:family="paragraph" style:parent-style-name="Table_20_Contents">
      <style:paragraph-properties fo:text-align="start" style:justify-single-word="false"/>
      <style:text-properties fo:color="#000000" style:font-name="DejaVu Sans"/>
    </style:style>
    <style:style style:name="P140" style:family="paragraph" style:parent-style-name="Standard">
      <style:paragraph-properties fo:text-align="start" style:justify-single-word="false"/>
      <style:text-properties style:font-name="Consolas" officeooo:rsid="01316347" officeooo:paragraph-rsid="00e5bf1c"/>
    </style:style>
    <style:style style:name="P141" style:family="paragraph" style:parent-style-name="Standard">
      <style:paragraph-properties fo:text-align="start" style:justify-single-word="false"/>
      <style:text-properties style:font-name="DejaVu Sans" officeooo:rsid="00e79c73" officeooo:paragraph-rsid="00e5bf1c"/>
    </style:style>
    <style:style style:name="T1" style:family="text">
      <style:text-properties officeooo:rsid="01210aa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210aa7" style:font-weight-asian="bold" style:font-weight-complex="bold"/>
    </style:style>
    <style:style style:name="T4" style:family="text">
      <style:text-properties fo:font-weight="bold" officeooo:rsid="0003bc84" style:font-weight-asian="bold" style:font-weight-complex="bold"/>
    </style:style>
    <style:style style:name="T5" style:family="text">
      <style:text-properties fo:font-weight="bold" officeooo:rsid="0010e4f9" style:font-weight-asian="bold" style:font-weight-complex="bold"/>
    </style:style>
    <style:style style:name="T6" style:family="text">
      <style:text-properties fo:font-weight="bold" officeooo:rsid="00472c53" style:font-weight-asian="bold" style:font-weight-complex="bold"/>
    </style:style>
    <style:style style:name="T7" style:family="text">
      <style:text-properties fo:font-weight="bold" officeooo:rsid="004f2d79" style:font-weight-asian="bold" style:font-weight-complex="bold"/>
    </style:style>
    <style:style style:name="T8" style:family="text">
      <style:text-properties fo:font-weight="bold" officeooo:rsid="00846de1" style:font-weight-asian="bold" style:font-weight-complex="bold"/>
    </style:style>
    <style:style style:name="T9" style:family="text">
      <style:text-properties fo:font-weight="bold" officeooo:rsid="013debbd" style:font-weight-asian="bold" style:font-weight-complex="bold"/>
    </style:style>
    <style:style style:name="T10" style:family="text">
      <style:text-properties fo:font-weight="bold" officeooo:rsid="013f5b9a" style:font-weight-asian="bold" style:font-weight-complex="bold"/>
    </style:style>
    <style:style style:name="T11" style:family="text">
      <style:text-properties fo:background-color="transparent"/>
    </style:style>
    <style:style style:name="T12" style:family="text">
      <style:text-properties officeooo:rsid="0138c93d" fo:background-color="transparen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0e4f9" style:font-weight-asian="normal" style:font-weight-complex="normal"/>
    </style:style>
    <style:style style:name="T15" style:family="text">
      <style:text-properties fo:font-weight="normal" officeooo:rsid="00169f1b" style:font-weight-asian="normal" style:font-weight-complex="normal"/>
    </style:style>
    <style:style style:name="T16" style:family="text">
      <style:text-properties fo:font-weight="normal" officeooo:rsid="002003ef" style:font-weight-asian="normal" style:font-weight-complex="normal"/>
    </style:style>
    <style:style style:name="T17" style:family="text">
      <style:text-properties fo:font-weight="normal" officeooo:rsid="00213c91" style:font-weight-asian="normal" style:font-weight-complex="normal"/>
    </style:style>
    <style:style style:name="T18" style:family="text">
      <style:text-properties fo:font-weight="normal" officeooo:rsid="00236fd2" style:font-weight-asian="normal" style:font-weight-complex="normal"/>
    </style:style>
    <style:style style:name="T19" style:family="text">
      <style:text-properties fo:font-weight="normal" officeooo:rsid="00259ffd" style:font-weight-asian="normal" style:font-weight-complex="normal"/>
    </style:style>
    <style:style style:name="T20" style:family="text">
      <style:text-properties fo:font-weight="normal" officeooo:rsid="00405eea" style:font-weight-asian="normal" style:font-weight-complex="normal"/>
    </style:style>
    <style:style style:name="T21" style:family="text">
      <style:text-properties fo:font-weight="normal" officeooo:rsid="0045a170" style:font-weight-asian="normal" style:font-weight-complex="normal"/>
    </style:style>
    <style:style style:name="T22" style:family="text">
      <style:text-properties fo:font-weight="normal" officeooo:rsid="00472c53" style:font-weight-asian="normal" style:font-weight-complex="normal"/>
    </style:style>
    <style:style style:name="T23" style:family="text">
      <style:text-properties fo:font-weight="normal" officeooo:rsid="004e3dae" style:font-weight-asian="normal" style:font-weight-complex="normal"/>
    </style:style>
    <style:style style:name="T24" style:family="text">
      <style:text-properties fo:font-weight="normal" officeooo:rsid="0058a338" style:font-weight-asian="normal" style:font-weight-complex="normal"/>
    </style:style>
    <style:style style:name="T25" style:family="text">
      <style:text-properties fo:font-weight="normal" officeooo:rsid="005c031b" style:font-weight-asian="normal" style:font-weight-complex="normal"/>
    </style:style>
    <style:style style:name="T26" style:family="text">
      <style:text-properties fo:font-weight="normal" officeooo:rsid="005e6535" style:font-weight-asian="normal" style:font-weight-complex="normal"/>
    </style:style>
    <style:style style:name="T27" style:family="text">
      <style:text-properties fo:font-weight="normal" officeooo:rsid="005e81b3" style:font-weight-asian="normal" style:font-weight-complex="normal"/>
    </style:style>
    <style:style style:name="T28" style:family="text">
      <style:text-properties fo:font-weight="normal" officeooo:rsid="005ed3bd" style:font-weight-asian="normal" style:font-weight-complex="normal"/>
    </style:style>
    <style:style style:name="T29" style:family="text">
      <style:text-properties fo:font-weight="normal" officeooo:rsid="0060cbf8" style:font-weight-asian="normal" style:font-weight-complex="normal"/>
    </style:style>
    <style:style style:name="T30" style:family="text">
      <style:text-properties fo:font-weight="normal" officeooo:rsid="006131ef" style:font-weight-asian="normal" style:font-weight-complex="normal"/>
    </style:style>
    <style:style style:name="T31" style:family="text">
      <style:text-properties fo:font-weight="normal" officeooo:rsid="006dfe06" style:font-weight-asian="normal" style:font-weight-complex="normal"/>
    </style:style>
    <style:style style:name="T32" style:family="text">
      <style:text-properties fo:font-weight="normal" officeooo:rsid="0070653d" style:font-weight-asian="normal" style:font-weight-complex="normal"/>
    </style:style>
    <style:style style:name="T33" style:family="text">
      <style:text-properties fo:font-weight="normal" officeooo:rsid="00724cb7" style:font-weight-asian="normal" style:font-weight-complex="normal"/>
    </style:style>
    <style:style style:name="T34" style:family="text">
      <style:text-properties fo:font-weight="normal" officeooo:rsid="0072ebe0" style:font-weight-asian="normal" style:font-weight-complex="normal"/>
    </style:style>
    <style:style style:name="T35" style:family="text">
      <style:text-properties fo:font-weight="normal" officeooo:rsid="0078c6af" style:font-weight-asian="normal" style:font-weight-complex="normal"/>
    </style:style>
    <style:style style:name="T36" style:family="text">
      <style:text-properties fo:font-weight="normal" officeooo:rsid="0080d579" style:font-weight-asian="normal" style:font-weight-complex="normal"/>
    </style:style>
    <style:style style:name="T37" style:family="text">
      <style:text-properties fo:font-weight="normal" officeooo:rsid="008281be" style:font-weight-asian="normal" style:font-weight-complex="normal"/>
    </style:style>
    <style:style style:name="T38" style:family="text">
      <style:text-properties fo:font-weight="normal" officeooo:rsid="00846de1" style:font-weight-asian="normal" style:font-weight-complex="normal"/>
    </style:style>
    <style:style style:name="T39" style:family="text">
      <style:text-properties fo:font-weight="normal" officeooo:rsid="00859fdf" style:font-weight-asian="normal" style:font-weight-complex="normal"/>
    </style:style>
    <style:style style:name="T40" style:family="text">
      <style:text-properties fo:font-weight="normal" officeooo:rsid="008953c5" style:font-weight-asian="normal" style:font-weight-complex="normal"/>
    </style:style>
    <style:style style:name="T41" style:family="text">
      <style:text-properties fo:font-weight="normal" officeooo:rsid="008de11e" style:font-weight-asian="normal" style:font-weight-complex="normal"/>
    </style:style>
    <style:style style:name="T42" style:family="text">
      <style:text-properties fo:font-weight="normal" officeooo:rsid="008e5980" style:font-weight-asian="normal" style:font-weight-complex="normal"/>
    </style:style>
    <style:style style:name="T43" style:family="text">
      <style:text-properties fo:font-weight="normal" officeooo:rsid="008f275c" style:font-weight-asian="normal" style:font-weight-complex="normal"/>
    </style:style>
    <style:style style:name="T44" style:family="text">
      <style:text-properties fo:font-weight="normal" officeooo:rsid="00913a2a" style:font-weight-asian="normal" style:font-weight-complex="normal"/>
    </style:style>
    <style:style style:name="T45" style:family="text">
      <style:text-properties fo:font-weight="normal" officeooo:rsid="0092890b" style:font-weight-asian="normal" style:font-weight-complex="normal"/>
    </style:style>
    <style:style style:name="T46" style:family="text">
      <style:text-properties fo:font-weight="normal" officeooo:rsid="0092ee39" style:font-weight-asian="normal" style:font-weight-complex="normal"/>
    </style:style>
    <style:style style:name="T47" style:family="text">
      <style:text-properties fo:font-weight="normal" officeooo:rsid="00931e3b" style:font-weight-asian="normal" style:font-weight-complex="normal"/>
    </style:style>
    <style:style style:name="T48" style:family="text">
      <style:text-properties fo:font-weight="normal" officeooo:rsid="00937796" style:font-weight-asian="normal" style:font-weight-complex="normal"/>
    </style:style>
    <style:style style:name="T49" style:family="text">
      <style:text-properties fo:font-weight="normal" officeooo:rsid="009b01d1" style:font-weight-asian="normal" style:font-weight-complex="normal"/>
    </style:style>
    <style:style style:name="T50" style:family="text">
      <style:text-properties fo:font-weight="normal" officeooo:rsid="00a93c34" style:font-weight-asian="normal" style:font-weight-complex="normal"/>
    </style:style>
    <style:style style:name="T51" style:family="text">
      <style:text-properties fo:font-weight="normal" officeooo:rsid="00af7ebd" style:font-weight-asian="normal" style:font-weight-complex="normal"/>
    </style:style>
    <style:style style:name="T52" style:family="text">
      <style:text-properties fo:font-weight="normal" officeooo:rsid="00b12840" style:font-weight-asian="normal" style:font-weight-complex="normal"/>
    </style:style>
    <style:style style:name="T53" style:family="text">
      <style:text-properties fo:font-weight="normal" officeooo:rsid="00b2a35d" style:font-weight-asian="normal" style:font-weight-complex="normal"/>
    </style:style>
    <style:style style:name="T54" style:family="text">
      <style:text-properties fo:font-weight="normal" officeooo:rsid="00b42b33" style:font-weight-asian="normal" style:font-weight-complex="normal"/>
    </style:style>
    <style:style style:name="T55" style:family="text">
      <style:text-properties fo:font-weight="normal" officeooo:rsid="00b51eb1" style:font-weight-asian="normal" style:font-weight-complex="normal"/>
    </style:style>
    <style:style style:name="T56" style:family="text">
      <style:text-properties fo:font-weight="normal" officeooo:rsid="00d20288" style:font-weight-asian="normal" style:font-weight-complex="normal"/>
    </style:style>
    <style:style style:name="T57" style:family="text">
      <style:text-properties fo:font-weight="normal" officeooo:rsid="00d41905" style:font-weight-asian="normal" style:font-weight-complex="normal"/>
    </style:style>
    <style:style style:name="T58" style:family="text">
      <style:text-properties fo:font-weight="normal" officeooo:rsid="00d54d25" style:font-weight-asian="normal" style:font-weight-complex="normal"/>
    </style:style>
    <style:style style:name="T59" style:family="text">
      <style:text-properties fo:font-weight="normal" officeooo:rsid="00d85b51" style:font-weight-asian="normal" style:font-weight-complex="normal"/>
    </style:style>
    <style:style style:name="T60" style:family="text">
      <style:text-properties fo:font-weight="normal" officeooo:rsid="00d974ac" style:font-weight-asian="normal" style:font-weight-complex="normal"/>
    </style:style>
    <style:style style:name="T61" style:family="text">
      <style:text-properties fo:font-weight="normal" officeooo:rsid="00db6775" style:font-weight-asian="normal" style:font-weight-complex="normal"/>
    </style:style>
    <style:style style:name="T62" style:family="text">
      <style:text-properties fo:font-weight="normal" officeooo:rsid="00dd0117" style:font-weight-asian="normal" style:font-weight-complex="normal"/>
    </style:style>
    <style:style style:name="T63" style:family="text">
      <style:text-properties fo:font-weight="normal" officeooo:rsid="00dee318" style:font-weight-asian="normal" style:font-weight-complex="normal"/>
    </style:style>
    <style:style style:name="T64" style:family="text">
      <style:text-properties fo:font-weight="normal" officeooo:rsid="00e053c1" style:font-weight-asian="normal" style:font-weight-complex="normal"/>
    </style:style>
    <style:style style:name="T65" style:family="text">
      <style:text-properties fo:font-weight="normal" officeooo:rsid="00e1f739" style:font-weight-asian="normal" style:font-weight-complex="normal"/>
    </style:style>
    <style:style style:name="T66" style:family="text">
      <style:text-properties fo:font-weight="normal" officeooo:rsid="00e23bf6" style:font-weight-asian="normal" style:font-weight-complex="normal"/>
    </style:style>
    <style:style style:name="T67" style:family="text">
      <style:text-properties fo:font-weight="normal" officeooo:rsid="00e2e54f" style:font-weight-asian="normal" style:font-weight-complex="normal"/>
    </style:style>
    <style:style style:name="T68" style:family="text">
      <style:text-properties fo:font-weight="normal" officeooo:rsid="00e3bebb" style:font-weight-asian="normal" style:font-weight-complex="normal"/>
    </style:style>
    <style:style style:name="T69" style:family="text">
      <style:text-properties fo:font-weight="normal" officeooo:rsid="00eb53ad" style:font-weight-asian="normal" style:font-weight-complex="normal"/>
    </style:style>
    <style:style style:name="T70" style:family="text">
      <style:text-properties fo:font-weight="normal" officeooo:rsid="00ed11b8" style:font-weight-asian="normal" style:font-weight-complex="normal"/>
    </style:style>
    <style:style style:name="T71" style:family="text">
      <style:text-properties fo:font-weight="normal" officeooo:rsid="00f2d01c" style:font-weight-asian="normal" style:font-weight-complex="normal"/>
    </style:style>
    <style:style style:name="T72" style:family="text">
      <style:text-properties fo:font-weight="normal" officeooo:rsid="00f4a779" style:font-weight-asian="normal" style:font-weight-complex="normal"/>
    </style:style>
    <style:style style:name="T73" style:family="text">
      <style:text-properties fo:font-weight="normal" officeooo:rsid="00f4e0c1" style:font-weight-asian="normal" style:font-weight-complex="normal"/>
    </style:style>
    <style:style style:name="T74" style:family="text">
      <style:text-properties fo:font-weight="normal" officeooo:rsid="00f6bd95" style:font-weight-asian="normal" style:font-weight-complex="normal"/>
    </style:style>
    <style:style style:name="T75" style:family="text">
      <style:text-properties fo:font-weight="normal" officeooo:rsid="01063170" style:font-weight-asian="normal" style:font-weight-complex="normal"/>
    </style:style>
    <style:style style:name="T76" style:family="text">
      <style:text-properties fo:font-weight="normal" officeooo:rsid="01066576" style:font-weight-asian="normal" style:font-weight-complex="normal"/>
    </style:style>
    <style:style style:name="T77" style:family="text">
      <style:text-properties fo:font-weight="normal" officeooo:rsid="011d414a" style:font-weight-asian="normal" style:font-weight-complex="normal"/>
    </style:style>
    <style:style style:name="T78" style:family="text">
      <style:text-properties fo:font-weight="normal" officeooo:rsid="0138f470" style:font-weight-asian="normal" style:font-weight-complex="normal"/>
    </style:style>
    <style:style style:name="T79" style:family="text">
      <style:text-properties fo:font-weight="normal" officeooo:rsid="013b4eae" style:font-weight-asian="normal" style:font-weight-complex="normal"/>
    </style:style>
    <style:style style:name="T80" style:family="text">
      <style:text-properties fo:font-weight="normal" officeooo:rsid="013cf4b7" style:font-weight-asian="normal" style:font-weight-complex="normal"/>
    </style:style>
    <style:style style:name="T81" style:family="text">
      <style:text-properties fo:font-weight="normal" officeooo:rsid="013debbd" style:font-weight-asian="normal" style:font-weight-complex="normal"/>
    </style:style>
    <style:style style:name="T82" style:family="text">
      <style:text-properties officeooo:rsid="0003bc84"/>
    </style:style>
    <style:style style:name="T83" style:family="text">
      <style:text-properties officeooo:rsid="0010e4f9"/>
    </style:style>
    <style:style style:name="T84" style:family="text">
      <style:text-properties officeooo:rsid="001ef9d9"/>
    </style:style>
    <style:style style:name="T85" style:family="text">
      <style:text-properties style:text-underline-style="solid" style:text-underline-width="auto" style:text-underline-color="font-color"/>
    </style:style>
    <style:style style:name="T8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7" style:family="text">
      <style:text-properties style:text-underline-style="solid" style:text-underline-width="auto" style:text-underline-color="font-color" fo:font-weight="normal" officeooo:rsid="0072ebe0" style:font-weight-asian="normal" style:font-weight-complex="normal"/>
    </style:style>
    <style:style style:name="T88" style:family="text">
      <style:text-properties style:text-underline-style="solid" style:text-underline-width="auto" style:text-underline-color="font-color" fo:font-weight="normal" officeooo:rsid="00c33f25" style:font-weight-asian="normal" style:font-weight-complex="normal"/>
    </style:style>
    <style:style style:name="T89" style:family="text">
      <style:text-properties style:text-underline-style="solid" style:text-underline-width="auto" style:text-underline-color="font-color" fo:font-weight="normal" officeooo:rsid="00f6bd95" style:font-weight-asian="normal" style:font-weight-complex="normal"/>
    </style:style>
    <style:style style:name="T90" style:family="text">
      <style:text-properties style:text-underline-style="solid" style:text-underline-width="auto" style:text-underline-color="font-color" officeooo:rsid="00e5bf1c"/>
    </style:style>
    <style:style style:name="T91" style:family="text">
      <style:text-properties style:text-underline-style="none"/>
    </style:style>
    <style:style style:name="T92" style:family="text">
      <style:text-properties style:text-underline-style="none" fo:font-weight="normal" style:font-weight-asian="normal" style:font-weight-complex="normal"/>
    </style:style>
    <style:style style:name="T93" style:family="text">
      <style:text-properties style:text-underline-style="none" fo:font-weight="normal" officeooo:rsid="0072ebe0" style:font-weight-asian="normal" style:font-weight-complex="normal"/>
    </style:style>
    <style:style style:name="T94" style:family="text">
      <style:text-properties style:text-underline-style="none" fo:font-weight="normal" officeooo:rsid="009689da" style:font-weight-asian="normal" style:font-weight-complex="normal"/>
    </style:style>
    <style:style style:name="T95" style:family="text">
      <style:text-properties style:text-underline-style="none" fo:font-weight="normal" officeooo:rsid="0099b149" style:font-weight-asian="normal" style:font-weight-complex="normal"/>
    </style:style>
    <style:style style:name="T96" style:family="text">
      <style:text-properties style:text-underline-style="none" fo:font-weight="normal" officeooo:rsid="00bdf965" style:font-weight-asian="normal" style:font-weight-complex="normal"/>
    </style:style>
    <style:style style:name="T97" style:family="text">
      <style:text-properties style:text-underline-style="none" fo:font-weight="normal" officeooo:rsid="00bf5a64" style:font-weight-asian="normal" style:font-weight-complex="normal"/>
    </style:style>
    <style:style style:name="T98" style:family="text">
      <style:text-properties style:text-underline-style="none" fo:font-weight="normal" officeooo:rsid="00c33f25" style:font-weight-asian="normal" style:font-weight-complex="normal"/>
    </style:style>
    <style:style style:name="T99" style:family="text">
      <style:text-properties style:text-underline-style="none" fo:font-weight="normal" officeooo:rsid="00c68e47" style:font-weight-asian="normal" style:font-weight-complex="normal"/>
    </style:style>
    <style:style style:name="T100" style:family="text">
      <style:text-properties style:text-underline-style="none" fo:font-weight="normal" officeooo:rsid="00f6bd95" style:font-weight-asian="normal" style:font-weight-complex="normal"/>
    </style:style>
    <style:style style:name="T101" style:family="text">
      <style:text-properties style:text-underline-style="none" fo:font-weight="normal" officeooo:rsid="0108cccc" style:font-weight-asian="normal" style:font-weight-complex="normal"/>
    </style:style>
    <style:style style:name="T102" style:family="text">
      <style:text-properties style:text-underline-style="none" fo:font-weight="normal" officeooo:rsid="013cf4b7" style:font-weight-asian="normal" style:font-weight-complex="normal"/>
    </style:style>
    <style:style style:name="T103" style:family="text">
      <style:text-properties style:text-underline-style="none" fo:font-weight="bold" officeooo:rsid="009689da" style:font-weight-asian="bold" style:font-weight-complex="bold"/>
    </style:style>
    <style:style style:name="T104" style:family="text">
      <style:text-properties style:text-underline-style="none" fo:font-weight="bold" officeooo:rsid="009b01d1" style:font-weight-asian="bold" style:font-weight-complex="bold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officeooo:rsid="002f2e55" style:font-style-asian="italic" style:font-style-complex="italic"/>
    </style:style>
    <style:style style:name="T107" style:family="text">
      <style:text-properties fo:font-style="italic" officeooo:rsid="0030d8aa" style:font-style-asian="italic" style:font-style-complex="italic"/>
    </style:style>
    <style:style style:name="T108" style:family="text">
      <style:text-properties fo:font-style="italic" officeooo:rsid="0038402f" style:font-style-asian="italic" style:font-style-complex="italic"/>
    </style:style>
    <style:style style:name="T109" style:family="text">
      <style:text-properties fo:font-style="italic" officeooo:rsid="0039ae82" style:font-style-asian="italic" style:font-style-complex="italic"/>
    </style:style>
    <style:style style:name="T110" style:family="text">
      <style:text-properties fo:font-style="italic" fo:font-weight="normal" officeooo:rsid="00472c53" style:font-style-asian="italic" style:font-weight-asian="normal" style:font-style-complex="italic" style:font-weight-complex="normal"/>
    </style:style>
    <style:style style:name="T111" style:family="text">
      <style:text-properties fo:font-style="normal" style:font-style-asian="normal" style:font-style-complex="normal"/>
    </style:style>
    <style:style style:name="T112" style:family="text">
      <style:text-properties fo:font-style="normal" officeooo:rsid="002f2e55" style:font-style-asian="normal" style:font-style-complex="normal"/>
    </style:style>
    <style:style style:name="T113" style:family="text">
      <style:text-properties fo:font-style="normal" officeooo:rsid="0039ae82" style:font-style-asian="normal" style:font-style-complex="normal"/>
    </style:style>
    <style:style style:name="T114" style:family="text">
      <style:text-properties fo:font-style="normal" officeooo:rsid="003b8229" style:font-style-asian="normal" style:font-style-complex="normal"/>
    </style:style>
    <style:style style:name="T115" style:family="text">
      <style:text-properties fo:font-style="normal" fo:font-weight="normal" officeooo:rsid="00259ffd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bold" officeooo:rsid="00259ffd" style:font-style-asian="normal" style:font-weight-asian="bold" style:font-style-complex="normal" style:font-weight-complex="bold"/>
    </style:style>
    <style:style style:name="T117" style:family="text">
      <style:text-properties officeooo:rsid="0030d8aa"/>
    </style:style>
    <style:style style:name="T118" style:family="text">
      <style:text-properties officeooo:rsid="0032bcff"/>
    </style:style>
    <style:style style:name="T119" style:family="text">
      <style:text-properties officeooo:rsid="0039ae82"/>
    </style:style>
    <style:style style:name="T120" style:family="text">
      <style:text-properties officeooo:rsid="003b8229"/>
    </style:style>
    <style:style style:name="T121" style:family="text">
      <style:text-properties officeooo:rsid="003da8f7"/>
    </style:style>
    <style:style style:name="T122" style:family="text">
      <style:text-properties officeooo:rsid="006131ef"/>
    </style:style>
    <style:style style:name="T123" style:family="text">
      <style:text-properties officeooo:rsid="0062f19c"/>
    </style:style>
    <style:style style:name="T124" style:family="text">
      <style:text-properties officeooo:rsid="007753aa"/>
    </style:style>
    <style:style style:name="T125" style:family="text">
      <style:text-properties officeooo:rsid="00815238"/>
    </style:style>
    <style:style style:name="T126" style:family="text">
      <style:text-properties officeooo:rsid="00a4b392"/>
    </style:style>
    <style:style style:name="T127" style:family="text">
      <style:text-properties officeooo:rsid="00e1f739"/>
    </style:style>
    <style:style style:name="T128" style:family="text">
      <style:text-properties officeooo:rsid="00e23bf6"/>
    </style:style>
    <style:style style:name="T129" style:family="text">
      <style:text-properties officeooo:rsid="00e5bf1c"/>
    </style:style>
    <style:style style:name="T130" style:family="text">
      <style:text-properties officeooo:rsid="00e79c73"/>
    </style:style>
    <style:style style:name="T131" style:family="text">
      <style:text-properties officeooo:rsid="00f00513"/>
    </style:style>
    <style:style style:name="T132" style:family="text">
      <style:text-properties style:font-name="Consolas"/>
    </style:style>
    <style:style style:name="T133" style:family="text">
      <style:text-properties style:font-name="Consolas" officeooo:rsid="00e5bf1c"/>
    </style:style>
    <style:style style:name="T134" style:family="text">
      <style:text-properties officeooo:rsid="0126df0f"/>
    </style:style>
    <style:style style:name="T135" style:family="text">
      <style:text-properties fo:background-color="#00ae00"/>
    </style:style>
    <style:style style:name="T136" style:family="text">
      <style:text-properties fo:background-color="#ffff00"/>
    </style:style>
    <style:style style:name="T137" style:family="text">
      <style:text-properties officeooo:rsid="013cf4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ynge<text:span text:style-name="T13"> </text:span><text:span text:style-name="T78">v1.5.</text:span><text:span text:style-name="T79">x</text:span></text:p>
      <text:p text:style-name="P80">User Documentation</text:p>
      <text:p text:style-name="P3">Cyphar</text:p>
      <text:p text:style-name="P3"/>
      <text:p text:style-name="P3">The following document is the user documentation for Synge, a very powerful and intuitive computation engine. This document is written from an end-user perspective, <text:span text:style-name="T82">explaining how to use Synge (with little care for the actual inner workings). Developers (or geeks in general) should consult </text:span><text:span text:style-name="T10">s</text:span><text:span text:style-name="T4">ynge</text:span><text:span text:style-name="T82">(3).</text:span></text:p>
      <text:p text:style-name="P3"/>
      <text:p text:style-name="P82">Overview</text:p>
      <text:p text:style-name="P44"/>
      <text:p text:style-name="P74">Synge is a <text:span text:style-name="T134">very powerful and intuitive computation library (or engine). This engine is used by several programs (interfaces), and provides a stable and consistent calculation experience between these interfaces. Synge has been designed with a dual goal of simplicity for the end-user and power for the power-user.</text:span></text:p>
      <text:p text:style-name="P3"/>
      <text:p text:style-name="P83">Numbers</text:p>
      <text:p text:style-name="P45"/>
      <text:p text:style-name="P46">The simplest <text:span text:style-name="T83">element in Synge is the number. <text:s/>All numbers in Synge are decimal numbers, with arbitrary precision (allowing for essentially unlimited precision). Numbers can be positive or negative, when preceded by + or – (numbers are, by default, positive).</text:span></text:p>
      <text:p text:style-name="P46"/>
      <text:p text:style-name="P46"><text:span text:style-name="T83">Synge can process numbers in several bases. The first two characters define the base of the number. If the number starts with 0, it is a “special base” number. If the next character is </text:span><text:span text:style-name="T5">x</text:span><text:span text:style-name="T83"> or </text:span><text:span text:style-name="T5">b</text:span><text:span text:style-name="T14">, </text:span><text:span text:style-name="T15">the number is base 16 and base 2 (respectively). If the next character is a digit between 0-7, the number is base 8. Otherwise, then number is base 10.</text:span></text:p>
      <text:p text:style-name="P13"/>
      <text:p text:style-name="P47"><text:span text:style-name="T15">H</text:span><text:span text:style-name="T13">ere are a few examples:</text:span></text:p>
      <text:p text:style-name="P14"/>
      <table:table table:name="Numbers" table:style-name="Numbers">
        <table:table-column table:style-name="Numbers.A"/>
        <table:table-column table:style-name="Numbers.B"/>
        <table:table-column table:style-name="Numbers.C"/>
        <table:table-row>
          <table:table-cell table:style-name="Numbers.A1" office:value-type="string">
            <text:p text:style-name="P95">Input</text:p>
          </table:table-cell>
          <table:table-cell table:style-name="Numbers.A1" office:value-type="string">
            <text:p text:style-name="P95">Output</text:p>
          </table:table-cell>
          <table:table-cell table:style-name="Numbers.C1" office:value-type="string">
            <text:p text:style-name="P95">Description</text:p>
          </table:table-cell>
        </table:table-row>
        <table:table-row>
          <table:table-cell table:style-name="Numbers.A2" office:value-type="string">
            <text:p text:style-name="P94">42</text:p>
            <text:p text:style-name="P94">-42</text:p>
            <text:p text:style-name="P94">+42</text:p>
          </table:table-cell>
          <table:table-cell table:style-name="Numbers.A2" office:value-type="string">
            <text:p text:style-name="P94">42</text:p>
            <text:p text:style-name="P94">-42</text:p>
            <text:p text:style-name="P94">42</text:p>
          </table:table-cell>
          <table:table-cell table:style-name="Numbers.C2" office:value-type="string">
            <text:p text:style-name="P94">Number</text:p>
            <text:p text:style-name="P94">Negative Number</text:p>
            <text:p text:style-name="P94">Positive Number</text:p>
          </table:table-cell>
        </table:table-row>
        <table:table-row>
          <table:table-cell table:style-name="Numbers.A2" office:value-type="string">
            <text:p text:style-name="P94">0x2A</text:p>
            <text:p text:style-name="P94">0x2a</text:p>
            <text:p text:style-name="P94">0b10</text:p>
            <text:p text:style-name="P94">010</text:p>
            <text:p text:style-name="P94">08</text:p>
            <text:p text:style-name="P94">0b2</text:p>
          </table:table-cell>
          <table:table-cell table:style-name="Numbers.A2" office:value-type="string">
            <text:p text:style-name="P94">42</text:p>
            <text:p text:style-name="P94">42</text:p>
            <text:p text:style-name="P94">2</text:p>
            <text:p text:style-name="P94">8</text:p>
            <text:p text:style-name="P94">8</text:p>
            <text:p text:style-name="P138">Error</text:p>
          </table:table-cell>
          <table:table-cell table:style-name="Numbers.C2" office:value-type="string">
            <text:p text:style-name="P94">Hexadecimal Number</text:p>
            <text:p text:style-name="P94">Hexadecimal Number</text:p>
            <text:p text:style-name="P94">Binary Number</text:p>
            <text:p text:style-name="P106">Octal Number</text:p>
            <text:p text:style-name="P106">Decimal Number</text:p>
            <text:p text:style-name="P94">Invalid Number</text:p>
          </table:table-cell>
        </table:table-row>
        <table:table-row>
          <table:table-cell table:style-name="Numbers.A2" office:value-type="string">
            <text:p text:style-name="P94">-<text:span text:style-name="T84">0b1010</text:span></text:p>
            <text:p text:style-name="P109"><text:soft-page-break/>-010</text:p>
            <text:p text:style-name="P109">+0xA</text:p>
          </table:table-cell>
          <table:table-cell table:style-name="Numbers.A2" office:value-type="string">
            <text:p text:style-name="P93">-<text:span text:style-name="T84">10</text:span></text:p>
            <text:p text:style-name="P107"><text:soft-page-break/>-8</text:p>
            <text:p text:style-name="P108">10</text:p>
          </table:table-cell>
          <table:table-cell table:style-name="Numbers.C2" office:value-type="string">
            <text:p text:style-name="P108">Signed Binary Number</text:p>
            <text:p text:style-name="P108"><text:soft-page-break/>Signed Octal Number</text:p>
            <text:p text:style-name="P108">Signed Hexadecimal Number</text:p>
          </table:table-cell>
        </table:table-row>
      </table:table>
      <text:p text:style-name="P11"/>
      <text:p text:style-name="P87">Basic Operators</text:p>
      <text:p text:style-name="P15"/>
      <text:p text:style-name="P48"><text:span text:style-name="T13">Synge supports the most basic of operators, </text:span><text:span text:style-name="T19">which</text:span><text:span text:style-name="T13"> can be used on </text:span><text:span text:style-name="T2">any</text:span><text:span text:style-name="T13"> </text:span><text:span text:style-name="T22">type</text:span><text:span text:style-name="T19"> of</text:span><text:span text:style-name="T13"> “</text:span><text:span text:style-name="T18">arguments”. </text:span><text:span text:style-name="T19">The following is a list of the most basic operators (</text:span><text:span text:style-name="T20">[</text:span><text:span text:style-name="T19">arg</text:span><text:span text:style-name="T116">N</text:span><text:span text:style-name="T115">] refers to the </text:span><text:span text:style-name="T116">N</text:span><text:span text:style-name="T115">th argument).</text:span></text:p>
      <text:p text:style-name="P16"/>
      <table:table table:name="BasicOps" table:style-name="BasicOps">
        <table:table-column table:style-name="BasicOps.A"/>
        <table:table-column table:style-name="BasicOps.B"/>
        <table:table-row>
          <table:table-cell table:style-name="BasicOps.A1" office:value-type="string">
            <text:p text:style-name="P100">Template</text:p>
          </table:table-cell>
          <table:table-cell table:style-name="BasicOps.B1" office:value-type="string">
            <text:p text:style-name="P100">Description</text:p>
          </table:table-cell>
        </table:table-row>
        <table:table-row>
          <table:table-cell table:style-name="BasicOps.A2" office:value-type="string">
            <text:p text:style-name="P110">- <text:span text:style-name="T105">[arg1]</text:span></text:p>
          </table:table-cell>
          <table:table-cell table:style-name="BasicOps.B2" office:value-type="string">
            <text:p text:style-name="P110">Gives the <text:span text:style-name="T105">negative</text:span> of [arg1]</text:p>
          </table:table-cell>
        </table:table-row>
        <table:table-row>
          <table:table-cell table:style-name="BasicOps.A2" office:value-type="string">
            <text:p text:style-name="P110">+ <text:span text:style-name="T105">[arg1]</text:span></text:p>
          </table:table-cell>
          <table:table-cell table:style-name="BasicOps.B2" office:value-type="string">
            <text:p text:style-name="P110">Doesn't change [arg1]</text:p>
          </table:table-cell>
        </table:table-row>
        <table:table-row>
          <table:table-cell table:style-name="BasicOps.A2" office:value-type="string">
            <text:p text:style-name="P110">! <text:span text:style-name="T105">[arg1]</text:span></text:p>
          </table:table-cell>
          <table:table-cell table:style-name="BasicOps.B2" office:value-type="string">
            <text:p text:style-name="P110">Gives the <text:span text:style-name="T105">boolean not</text:span> (complement) of [arg1]</text:p>
          </table:table-cell>
        </table:table-row>
        <table:table-row>
          <table:table-cell table:style-name="BasicOps.A2" office:value-type="string">
            <text:p text:style-name="P110">~ <text:span text:style-name="T105">[arg1]</text:span></text:p>
          </table:table-cell>
          <table:table-cell table:style-name="BasicOps.B2" office:value-type="string">
            <text:p text:style-name="P110">Gives the <text:span text:style-name="T105">binary not</text:span> (complement) of [arg1]</text:p>
          </table:table-cell>
        </table:table-row>
        <table:table-row>
          <table:table-cell table:style-name="BasicOps.A2" office:value-type="string">
            <text:p text:style-name="P110"><text:span text:style-name="T105">[arg1]</text:span> + <text:span text:style-name="T105">[arg2]</text:span></text:p>
          </table:table-cell>
          <table:table-cell table:style-name="BasicOps.B2" office:value-type="string">
            <text:p text:style-name="P110">Gives <text:span text:style-name="T105">sum</text:span> of [arg1] and [arg2]</text:p>
          </table:table-cell>
        </table:table-row>
        <table:table-row>
          <table:table-cell table:style-name="BasicOps.A2" office:value-type="string">
            <text:p text:style-name="P110"><text:span text:style-name="T105">[arg1]</text:span> - <text:span text:style-name="T105">[arg2]</text:span></text:p>
          </table:table-cell>
          <table:table-cell table:style-name="BasicOps.B2" office:value-type="string">
            <text:p text:style-name="P110">Gives <text:span text:style-name="T105">difference</text:span> of [arg1] and [arg2]</text:p>
          </table:table-cell>
        </table:table-row>
        <table:table-row>
          <table:table-cell table:style-name="BasicOps.A2" office:value-type="string">
            <text:p text:style-name="P110"><text:span text:style-name="T105">[arg1]</text:span> / <text:span text:style-name="T105">[arg2]</text:span></text:p>
          </table:table-cell>
          <table:table-cell table:style-name="BasicOps.B2" office:value-type="string">
            <text:p text:style-name="P110">Gives the <text:span text:style-name="T105">quotient</text:span> of [arg1] and [arg2]</text:p>
          </table:table-cell>
        </table:table-row>
        <table:table-row>
          <table:table-cell table:style-name="BasicOps.A2" office:value-type="string">
            <text:p text:style-name="P110"><text:span text:style-name="T105">[arg1]</text:span> // <text:span text:style-name="T105">[arg2]</text:span></text:p>
          </table:table-cell>
          <table:table-cell table:style-name="BasicOps.B2" office:value-type="string">
            <text:p text:style-name="P110">Gives the <text:span text:style-name="T105">integral</text:span> (whole number) <text:span text:style-name="T105">quotient</text:span> as above </text:p>
          </table:table-cell>
        </table:table-row>
        <table:table-row>
          <table:table-cell table:style-name="BasicOps.A2" office:value-type="string">
            <text:p text:style-name="P110"><text:span text:style-name="T105">[arg1]</text:span> % <text:span text:style-name="T105">[arg2]</text:span></text:p>
          </table:table-cell>
          <table:table-cell table:style-name="BasicOps.B2" office:value-type="string">
            <text:p text:style-name="P110">Gives the <text:span text:style-name="T105">remainder</text:span> from the <text:span text:style-name="T105">division</text:span> of [arg1] by [arg2]</text:p>
          </table:table-cell>
        </table:table-row>
        <table:table-row>
          <table:table-cell table:style-name="BasicOps.A2" office:value-type="string">
            <text:p text:style-name="P110"><text:span text:style-name="T105">[arg1]</text:span> ^ <text:span text:style-name="T105">[arg2]</text:span></text:p>
          </table:table-cell>
          <table:table-cell table:style-name="BasicOps.B2" office:value-type="string">
            <text:p text:style-name="P110">Raises [arg1] to the [arg2]th <text:span text:style-name="T105">index</text:span></text:p>
          </table:table-cell>
        </table:table-row>
        <table:table-row>
          <table:table-cell table:style-name="BasicOps.A2" office:value-type="string">
            <text:p text:style-name="P110"><text:span text:style-name="T105">[arg1]</text:span> # <text:span text:style-name="T105">[arg2]</text:span></text:p>
          </table:table-cell>
          <table:table-cell table:style-name="BasicOps.B2" office:value-type="string">
            <text:p text:style-name="P110">Gives the <text:span text:style-name="T105">binary </text:span><text:span text:style-name="T106">exclusive </text:span><text:span text:style-name="T105">or </text:span><text:span text:style-name="T112">(</text:span><text:span text:style-name="T106">xor</text:span><text:span text:style-name="T112">)</text:span> of [arg1] and [arg2]</text:p>
          </table:table-cell>
        </table:table-row>
        <table:table-row>
          <table:table-cell table:style-name="BasicOps.A2" office:value-type="string">
            <text:p text:style-name="P110"><text:span text:style-name="T105">[arg1]</text:span> | <text:span text:style-name="T105">[arg2]</text:span></text:p>
          </table:table-cell>
          <table:table-cell table:style-name="BasicOps.B2" office:value-type="string">
            <text:p text:style-name="P110">Gives the <text:span text:style-name="T105">binary or</text:span> of [arg1] and [arg2]</text:p>
          </table:table-cell>
        </table:table-row>
        <table:table-row>
          <table:table-cell table:style-name="BasicOps.A2" office:value-type="string">
            <text:p text:style-name="P110"><text:span text:style-name="T105">[</text:span><text:span text:style-name="T107">arg1]</text:span><text:span text:style-name="T117"> &amp; </text:span><text:span text:style-name="T107">[arg2]</text:span></text:p>
          </table:table-cell>
          <table:table-cell table:style-name="BasicOps.B2" office:value-type="string">
            <text:p text:style-name="P111">Gives the <text:span text:style-name="T105">binary and</text:span><text:span text:style-name="T111"> of [arg1] and [arg2]</text:span></text:p>
          </table:table-cell>
        </table:table-row>
        <table:table-row>
          <table:table-cell table:style-name="BasicOps.A2" office:value-type="string">
            <text:p text:style-name="P112">( <text:span text:style-name="T105">[arg1]</text:span> )</text:p>
          </table:table-cell>
          <table:table-cell table:style-name="BasicOps.B2" office:value-type="string">
            <text:p text:style-name="P112"><text:span text:style-name="T121">Changes the order of operations and makes </text:span>[arg1] <text:span text:style-name="T118">a “block”.</text:span></text:p>
          </table:table-cell>
        </table:table-row>
        <table:table-row>
          <table:table-cell table:style-name="BasicOps.A2" office:value-type="string">
            <text:p text:style-name="P113"><text:span text:style-name="T105">[arg1]</text:span> <text:span text:style-name="T119">&gt;</text:span> <text:span text:style-name="T108">[arg2]</text:span></text:p>
          </table:table-cell>
          <table:table-cell table:style-name="BasicOps.B2" office:value-type="string">
            <text:p text:style-name="P114">Gives <text:span text:style-name="T105">1</text:span><text:span text:style-name="T111"> iff [arg1] is greater than [arg2], </text:span><text:span text:style-name="T109">0</text:span><text:span text:style-name="T113"> otherwise</text:span></text:p>
          </table:table-cell>
        </table:table-row>
        <table:table-row>
          <table:table-cell table:style-name="BasicOps.A2" office:value-type="string">
            <text:p text:style-name="P113"><text:span text:style-name="T105">[arg1]</text:span> <text:span text:style-name="T119">&gt;=</text:span> <text:span text:style-name="T108">[arg2]</text:span></text:p>
          </table:table-cell>
          <table:table-cell table:style-name="BasicOps.B2" office:value-type="string">
            <text:p text:style-name="P114">Gives <text:span text:style-name="T105">1</text:span><text:span text:style-name="T111"> iff [arg1] is </text:span><text:span text:style-name="T114">greater</text:span><text:span text:style-name="T111"> than </text:span><text:span text:style-name="T114">or equal to</text:span><text:span text:style-name="T111"> [arg2], </text:span><text:span text:style-name="T109">0</text:span><text:span text:style-name="T113"> otherwise</text:span></text:p>
          </table:table-cell>
        </table:table-row>
        <table:table-row>
          <table:table-cell table:style-name="BasicOps.A2" office:value-type="string">
            <text:p text:style-name="P113"><text:span text:style-name="T105">[arg1]</text:span> <text:span text:style-name="T120">&lt;</text:span> <text:span text:style-name="T108">[arg2]</text:span></text:p>
          </table:table-cell>
          <table:table-cell table:style-name="BasicOps.B2" office:value-type="string">
            <text:p text:style-name="P114">Gives <text:span text:style-name="T105">1</text:span><text:span text:style-name="T111"> iff [arg1] is </text:span><text:span text:style-name="T114">less</text:span><text:span text:style-name="T111"> than [arg2], </text:span><text:span text:style-name="T109">0</text:span><text:span text:style-name="T113"> otherwise</text:span></text:p>
          </table:table-cell>
        </table:table-row>
        <table:table-row>
          <table:table-cell table:style-name="BasicOps.A2" office:value-type="string">
            <text:p text:style-name="P113"><text:span text:style-name="T105">[arg1]</text:span> <text:span text:style-name="T120">&lt;=</text:span> <text:span text:style-name="T108">[arg2]</text:span></text:p>
          </table:table-cell>
          <table:table-cell table:style-name="BasicOps.B2" office:value-type="string">
            <text:p text:style-name="P114">Gives <text:span text:style-name="T105">1</text:span><text:span text:style-name="T111"> iff [arg1] is </text:span><text:span text:style-name="T114">less</text:span><text:span text:style-name="T111"> than </text:span><text:span text:style-name="T114">or equal to</text:span><text:span text:style-name="T111"> [arg2], </text:span><text:span text:style-name="T109">0</text:span><text:span text:style-name="T113"> otherwise</text:span></text:p>
          </table:table-cell>
        </table:table-row>
        <table:table-row>
          <table:table-cell table:style-name="BasicOps.A2" office:value-type="string">
            <text:p text:style-name="P113"><text:span text:style-name="T105">[arg1]</text:span> <text:span text:style-name="T120">==</text:span> <text:span text:style-name="T108">[arg2]</text:span></text:p>
          </table:table-cell>
          <table:table-cell table:style-name="BasicOps.B2" office:value-type="string">
            <text:p text:style-name="P114">Gives <text:span text:style-name="T105">1</text:span><text:span text:style-name="T111"> iff [arg1] is </text:span><text:span text:style-name="T114">equal to</text:span><text:span text:style-name="T111"> [arg2], </text:span><text:span text:style-name="T109">0</text:span><text:span text:style-name="T113"> otherwise</text:span></text:p>
          </table:table-cell>
        </table:table-row>
        <table:table-row>
          <table:table-cell table:style-name="BasicOps.A2" office:value-type="string">
            <text:p text:style-name="P113"><text:span text:style-name="T105">[arg1]</text:span> !<text:span text:style-name="T120">=</text:span> <text:span text:style-name="T108">[arg2]</text:span></text:p>
          </table:table-cell>
          <table:table-cell table:style-name="BasicOps.B2" office:value-type="string">
            <text:p text:style-name="P114">Gives <text:span text:style-name="T105">1</text:span><text:span text:style-name="T111"> iff [arg1] is </text:span><text:span text:style-name="T114">not equal to</text:span><text:span text:style-name="T111"> [arg2], </text:span><text:span text:style-name="T109">0</text:span><text:span text:style-name="T113"> otherwise</text:span></text:p>
          </table:table-cell>
        </table:table-row>
      </table:table>
      <text:p text:style-name="P4"/>
      <text:p text:style-name="P84"><text:span text:style-name="T16">B</text:span><text:span text:style-name="T13">uiltins</text:span></text:p>
      <text:p text:style-name="P17"/>
      <text:p text:style-name="P51"><text:span text:style-name="T17">Synge</text:span><text:span text:style-name="T13"> supplies several builtin functions, constants and functionality which is (usually) more than enough </text:span><text:span text:style-name="T31">for most users.</text:span></text:p>
      <text:p text:style-name="P18"><text:soft-page-break/></text:p>
      <text:p text:style-name="P5"><text:span text:style-name="T17">The following is a list of all </text:span><text:span text:style-name="T21">builtin </text:span><text:span text:style-name="T17">functions </text:span><text:span text:style-name="T22">which </text:span><text:span text:style-name="T32">Synge</text:span><text:span text:style-name="T22"> provides. These functions can take </text:span><text:span text:style-name="T6">any</text:span><text:span text:style-name="T22"> type of arguments.<text:line-break/></text:span></text:p>
      <table:table table:name="Functions" table:style-name="Functions">
        <table:table-column table:style-name="Functions.A"/>
        <table:table-column table:style-name="Functions.B"/>
        <table:table-row>
          <table:table-cell table:style-name="Functions.A1" office:value-type="string">
            <text:p text:style-name="P9">Prototype</text:p>
          </table:table-cell>
          <table:table-cell table:style-name="Functions.B1" office:value-type="string">
            <text:p text:style-name="P9">Descript<text:span text:style-name="T124">ion</text:span></text:p>
          </table:table-cell>
        </table:table-row>
        <table:table-row>
          <table:table-cell table:style-name="Functions.A2" office:value-type="string">
            <text:p text:style-name="P49"><text:span text:style-name="T22">abs(</text:span><text:span text:style-name="T110">n</text:span><text:span text:style-name="T22">)</text:span></text:p>
          </table:table-cell>
          <table:table-cell table:style-name="Functions.B2" office:value-type="string">
            <text:p text:style-name="P20">Absolute value of n</text:p>
          </table:table-cell>
        </table:table-row>
        <table:table-row>
          <table:table-cell table:style-name="Functions.A33" office:value-type="string">
            <text:p text:style-name="P49"><text:span text:style-name="T22">sqrt(</text:span><text:span text:style-name="T110">n</text:span><text:span text:style-name="T22">)</text:span></text:p>
          </table:table-cell>
          <table:table-cell table:style-name="Functions.B3" office:value-type="string">
            <text:p text:style-name="P20">Square root of n</text:p>
          </table:table-cell>
        </table:table-row>
        <table:table-row>
          <table:table-cell table:style-name="Functions.A33" office:value-type="string">
            <text:p text:style-name="P49"><text:span text:style-name="T22">cbrt(</text:span><text:span text:style-name="T110">n</text:span><text:span text:style-name="T22">)</text:span></text:p>
          </table:table-cell>
          <table:table-cell table:style-name="Functions.B4" office:value-type="string">
            <text:p text:style-name="P20">Cubic root of n</text:p>
          </table:table-cell>
        </table:table-row>
        <table:table-row>
          <table:table-cell table:style-name="Functions.A33" office:value-type="string">
            <text:p text:style-name="P49"><text:span text:style-name="T13">r</text:span><text:span text:style-name="T22">ound(</text:span><text:span text:style-name="T110">n</text:span><text:span text:style-name="T22">)</text:span></text:p>
          </table:table-cell>
          <table:table-cell table:style-name="Functions.B5" office:value-type="string">
            <text:p text:style-name="P20">Round n away from 0</text:p>
          </table:table-cell>
        </table:table-row>
        <table:table-row>
          <table:table-cell table:style-name="Functions.A33" office:value-type="string">
            <text:p text:style-name="P49"><text:span text:style-name="T22">ceil(</text:span><text:span text:style-name="T110">n</text:span><text:span text:style-name="T22">)</text:span></text:p>
          </table:table-cell>
          <table:table-cell table:style-name="Functions.B6" office:value-type="string">
            <text:p text:style-name="P20">Round n toward positive infinity</text:p>
          </table:table-cell>
        </table:table-row>
        <table:table-row>
          <table:table-cell table:style-name="Functions.A33" office:value-type="string">
            <text:p text:style-name="P49"><text:span text:style-name="T22">floor(</text:span><text:span text:style-name="T110">n</text:span><text:span text:style-name="T22">)</text:span></text:p>
          </table:table-cell>
          <table:table-cell table:style-name="Functions.B7" office:value-type="string">
            <text:p text:style-name="P20">Round n toward negative infinity</text:p>
          </table:table-cell>
        </table:table-row>
        <table:table-row>
          <table:table-cell table:style-name="Functions.A33" office:value-type="string">
            <text:p text:style-name="P49"><text:span text:style-name="T22">log(</text:span><text:span text:style-name="T110">n</text:span><text:span text:style-name="T22">)</text:span></text:p>
          </table:table-cell>
          <table:table-cell table:style-name="Functions.B8" office:value-type="string">
            <text:p text:style-name="P20">Base 2 logarithm of n</text:p>
          </table:table-cell>
        </table:table-row>
        <table:table-row>
          <table:table-cell table:style-name="Functions.A33" office:value-type="string">
            <text:p text:style-name="P49"><text:span text:style-name="T22">ln(</text:span><text:span text:style-name="T110">n</text:span><text:span text:style-name="T22">)</text:span></text:p>
          </table:table-cell>
          <table:table-cell table:style-name="Functions.B9" office:value-type="string">
            <text:p text:style-name="P20">Natural logarithm of n</text:p>
          </table:table-cell>
        </table:table-row>
        <table:table-row>
          <table:table-cell table:style-name="Functions.A33" office:value-type="string">
            <text:p text:style-name="P49"><text:span text:style-name="T22">log10(</text:span><text:span text:style-name="T110">n</text:span><text:span text:style-name="T22">)</text:span></text:p>
          </table:table-cell>
          <table:table-cell table:style-name="Functions.B10" office:value-type="string">
            <text:p text:style-name="P20">Base 10 logarithm of n</text:p>
          </table:table-cell>
        </table:table-row>
        <table:table-row>
          <table:table-cell table:style-name="Functions.A33" office:value-type="string">
            <text:p text:style-name="P49"><text:span text:style-name="T22">rand(</text:span><text:span text:style-name="T110">n</text:span><text:span text:style-name="T22">)</text:span></text:p>
          </table:table-cell>
          <table:table-cell table:style-name="Functions.B11" office:value-type="string">
            <text:p text:style-name="P20">Generate a random number between 0 and n</text:p>
          </table:table-cell>
        </table:table-row>
        <table:table-row>
          <table:table-cell table:style-name="Functions.A33" office:value-type="string">
            <text:p text:style-name="P49"><text:span text:style-name="T22">randi(</text:span><text:span text:style-name="T110">n</text:span><text:span text:style-name="T22">)</text:span></text:p>
          </table:table-cell>
          <table:table-cell table:style-name="Functions.B12" office:value-type="string">
            <text:p text:style-name="P20">Generate a random integer between 0 and n</text:p>
          </table:table-cell>
        </table:table-row>
        <table:table-row>
          <table:table-cell table:style-name="Functions.A33" office:value-type="string">
            <text:p text:style-name="P49"><text:span text:style-name="T22">fact(</text:span><text:span text:style-name="T110">n</text:span><text:span text:style-name="T22">)</text:span></text:p>
          </table:table-cell>
          <table:table-cell table:style-name="Functions.B13" office:value-type="string">
            <text:p text:style-name="P20">Factorial of the integer n</text:p>
          </table:table-cell>
        </table:table-row>
        <table:table-row>
          <table:table-cell table:style-name="Functions.A33" office:value-type="string">
            <text:p text:style-name="P49"><text:span text:style-name="T22">sum(</text:span><text:span text:style-name="T110">n</text:span><text:span text:style-name="T22">)</text:span></text:p>
          </table:table-cell>
          <table:table-cell table:style-name="Functions.B14" office:value-type="string">
            <text:p text:style-name="P20">Gives sum of all integers up to n</text:p>
          </table:table-cell>
        </table:table-row>
        <table:table-row>
          <table:table-cell table:style-name="Functions.A33" office:value-type="string">
            <text:p text:style-name="P49"><text:span text:style-name="T22">bool(</text:span><text:span text:style-name="T110">n</text:span><text:span text:style-name="T22">)</text:span></text:p>
          </table:table-cell>
          <table:table-cell table:style-name="Functions.B15" office:value-type="string">
            <text:p text:style-name="P20">Returns 0 if x is falseish, 1 otherwise</text:p>
          </table:table-cell>
        </table:table-row>
        <table:table-row>
          <table:table-cell table:style-name="Functions.A33" office:value-type="string">
            <text:p text:style-name="P49"><text:span text:style-name="T22">deg2rad(</text:span><text:span text:style-name="T110">θ</text:span><text:span text:style-name="T22">)</text:span></text:p>
          </table:table-cell>
          <table:table-cell table:style-name="Functions.B16" office:value-type="string">
            <text:p text:style-name="P20">Convert θ degrees to radians</text:p>
          </table:table-cell>
        </table:table-row>
        <table:table-row>
          <table:table-cell table:style-name="Functions.A33" office:value-type="string">
            <text:p text:style-name="P49"><text:span text:style-name="T22">deg2grad(</text:span><text:span text:style-name="T110">θ</text:span><text:span text:style-name="T22">)</text:span></text:p>
          </table:table-cell>
          <table:table-cell table:style-name="Functions.B17" office:value-type="string">
            <text:p text:style-name="P20">Convert θ degrees to gradians</text:p>
          </table:table-cell>
        </table:table-row>
        <table:table-row>
          <table:table-cell table:style-name="Functions.A33" office:value-type="string">
            <text:p text:style-name="P49"><text:span text:style-name="T22">rad2deg(</text:span><text:span text:style-name="T110">θ</text:span><text:span text:style-name="T22">)</text:span></text:p>
          </table:table-cell>
          <table:table-cell table:style-name="Functions.B18" office:value-type="string">
            <text:p text:style-name="P20">Convert θ radians to degrees</text:p>
          </table:table-cell>
        </table:table-row>
        <table:table-row>
          <table:table-cell table:style-name="Functions.A33" office:value-type="string">
            <text:p text:style-name="P49"><text:span text:style-name="T22">rad2grad(</text:span><text:span text:style-name="T110">θ</text:span><text:span text:style-name="T22">)</text:span></text:p>
          </table:table-cell>
          <table:table-cell table:style-name="Functions.B19" office:value-type="string">
            <text:p text:style-name="P20">Convert θ radians to gradians</text:p>
          </table:table-cell>
        </table:table-row>
        <table:table-row>
          <table:table-cell table:style-name="Functions.A33" office:value-type="string">
            <text:p text:style-name="P49"><text:span text:style-name="T22">grad2deg(</text:span><text:span text:style-name="T110">θ</text:span><text:span text:style-name="T22">)</text:span></text:p>
          </table:table-cell>
          <table:table-cell table:style-name="Functions.B20" office:value-type="string">
            <text:p text:style-name="P20">Convert θ gradians to degrees</text:p>
          </table:table-cell>
        </table:table-row>
        <table:table-row>
          <table:table-cell table:style-name="Functions.A33" office:value-type="string">
            <text:p text:style-name="P49"><text:span text:style-name="T22">grad2rad(</text:span><text:span text:style-name="T110">θ</text:span><text:span text:style-name="T22">)</text:span></text:p>
          </table:table-cell>
          <table:table-cell table:style-name="Functions.B21" office:value-type="string">
            <text:p text:style-name="P20">Convert θ gradians to radians</text:p>
          </table:table-cell>
        </table:table-row>
        <table:table-row>
          <table:table-cell table:style-name="Functions.A33" office:value-type="string">
            <text:p text:style-name="P49"><text:span text:style-name="T22">sinh(</text:span><text:span text:style-name="T110">θ</text:span><text:span text:style-name="T22">)</text:span></text:p>
          </table:table-cell>
          <table:table-cell table:style-name="Functions.B22" office:value-type="string">
            <text:p text:style-name="P20">Hyperbolic sine of θ</text:p>
          </table:table-cell>
        </table:table-row>
        <table:table-row>
          <table:table-cell table:style-name="Functions.A33" office:value-type="string">
            <text:p text:style-name="P49"><text:span text:style-name="T22">cosh(</text:span><text:span text:style-name="T110">θ</text:span><text:span text:style-name="T22">)</text:span></text:p>
          </table:table-cell>
          <table:table-cell table:style-name="Functions.B23" office:value-type="string">
            <text:p text:style-name="P20">Hyperbolic cosine of θ</text:p>
          </table:table-cell>
        </table:table-row>
        <table:table-row>
          <table:table-cell table:style-name="Functions.A33" office:value-type="string">
            <text:p text:style-name="P49"><text:span text:style-name="T22">tanh(</text:span><text:span text:style-name="T110">θ</text:span><text:span text:style-name="T22">)</text:span></text:p>
          </table:table-cell>
          <table:table-cell table:style-name="Functions.B24" office:value-type="string">
            <text:p text:style-name="P20">Hyperbolic tangent of θ</text:p>
          </table:table-cell>
        </table:table-row>
        <table:table-row>
          <table:table-cell table:style-name="Functions.A33" office:value-type="string">
            <text:p text:style-name="P49"><text:span text:style-name="T22">asinh(</text:span><text:span text:style-name="T110">θ</text:span><text:span text:style-name="T22">)</text:span></text:p>
          </table:table-cell>
          <table:table-cell table:style-name="Functions.B25" office:value-type="string">
            <text:p text:style-name="P20">Inverse hyperbolic sine of θ</text:p>
          </table:table-cell>
        </table:table-row>
        <table:table-row>
          <table:table-cell table:style-name="Functions.A33" office:value-type="string">
            <text:p text:style-name="P49"><text:span text:style-name="T22">acosh(</text:span><text:span text:style-name="T110">θ</text:span><text:span text:style-name="T22">)</text:span></text:p>
          </table:table-cell>
          <table:table-cell table:style-name="Functions.B26" office:value-type="string">
            <text:p text:style-name="P20">Inverse hyperbolic cosine of θ</text:p>
          </table:table-cell>
        </table:table-row>
        <table:table-row>
          <table:table-cell table:style-name="Functions.A33" office:value-type="string">
            <text:p text:style-name="P49"><text:span text:style-name="T22">atanh(</text:span><text:span text:style-name="T110">θ</text:span><text:span text:style-name="T22">)</text:span></text:p>
          </table:table-cell>
          <table:table-cell table:style-name="Functions.B27" office:value-type="string">
            <text:p text:style-name="P20">Inverse hyperbolic tangent of θ</text:p>
          </table:table-cell>
        </table:table-row>
        <table:table-row>
          <table:table-cell table:style-name="Functions.A33" office:value-type="string">
            <text:p text:style-name="P49"><text:span text:style-name="T22">sin(</text:span><text:span text:style-name="T110">θ</text:span><text:span text:style-name="T22">)</text:span></text:p>
          </table:table-cell>
          <table:table-cell table:style-name="Functions.B28" office:value-type="string">
            <text:p text:style-name="P20">Sine of θ</text:p>
          </table:table-cell>
        </table:table-row>
        <text:soft-page-break/>
        <table:table-row>
          <table:table-cell table:style-name="Functions.A33" office:value-type="string">
            <text:p text:style-name="P49"><text:span text:style-name="T22">cos(</text:span><text:span text:style-name="T110">θ</text:span><text:span text:style-name="T22">)</text:span></text:p>
          </table:table-cell>
          <table:table-cell table:style-name="Functions.B29" office:value-type="string">
            <text:p text:style-name="P20">Cosine of θ</text:p>
          </table:table-cell>
        </table:table-row>
        <table:table-row>
          <table:table-cell table:style-name="Functions.A33" office:value-type="string">
            <text:p text:style-name="P49"><text:span text:style-name="T22">tan(</text:span><text:span text:style-name="T110">θ</text:span><text:span text:style-name="T22">)</text:span></text:p>
          </table:table-cell>
          <table:table-cell table:style-name="Functions.B30" office:value-type="string">
            <text:p text:style-name="P20">Tangent of θ</text:p>
          </table:table-cell>
        </table:table-row>
        <table:table-row>
          <table:table-cell table:style-name="Functions.A33" office:value-type="string">
            <text:p text:style-name="P49"><text:span text:style-name="T22">asin(</text:span><text:span text:style-name="T110">θ</text:span><text:span text:style-name="T22">)</text:span></text:p>
          </table:table-cell>
          <table:table-cell table:style-name="Functions.B31" office:value-type="string">
            <text:p text:style-name="P20">Inverse sine of θ</text:p>
          </table:table-cell>
        </table:table-row>
        <table:table-row>
          <table:table-cell table:style-name="Functions.A33" office:value-type="string">
            <text:p text:style-name="P49"><text:span text:style-name="T22">acos(</text:span><text:span text:style-name="T110">θ</text:span><text:span text:style-name="T22">)</text:span></text:p>
          </table:table-cell>
          <table:table-cell table:style-name="Functions.B32" office:value-type="string">
            <text:p text:style-name="P20">Inverse cosine of θ</text:p>
          </table:table-cell>
        </table:table-row>
        <table:table-row>
          <table:table-cell table:style-name="Functions.A33" office:value-type="string">
            <text:p text:style-name="P49"><text:span text:style-name="T22">atan(</text:span><text:span text:style-name="T110">θ</text:span><text:span text:style-name="T22">)</text:span></text:p>
          </table:table-cell>
          <table:table-cell table:style-name="Functions.B33" office:value-type="string">
            <text:p text:style-name="P20">Inverse tangent of θ</text:p>
          </table:table-cell>
        </table:table-row>
      </table:table>
      <text:p text:style-name="P19"/>
      <text:p text:style-name="P6"><text:span text:style-name="T23">The trigonometric functions correctly convert the input and output to the correct angle mode (see </text:span><text:span text:style-name="T7">settings</text:span><text:span text:style-name="T23">).</text:span></text:p>
      <text:p text:style-name="P21"/>
      <text:p text:style-name="P52"><text:span text:style-name="T23">T</text:span><text:span text:style-name="T13">he following is a list of builtin constants (and expressions) which Synge provides. </text:span><text:span text:style-name="T33">These </text:span><text:span text:style-name="T34">are </text:span><text:span text:style-name="T87">immutable</text:span><text:span text:style-name="T93">, meaning that any attempt to change them will cause Synge to raise an error, as trying to change a constant is an illogical behaviour.</text:span></text:p>
      <text:p text:style-name="P72"/>
      <table:table table:name="Constants" table:style-name="Constants">
        <table:table-column table:style-name="Constants.A"/>
        <table:table-column table:style-name="Constants.B"/>
        <table:table-row>
          <table:table-cell table:style-name="Constants.A1" office:value-type="string">
            <text:p text:style-name="P96">Word</text:p>
          </table:table-cell>
          <table:table-cell table:style-name="Constants.B1" office:value-type="string">
            <text:p text:style-name="P97">Description</text:p>
          </table:table-cell>
        </table:table-row>
        <table:table-row>
          <table:table-cell table:style-name="Constants.A2" office:value-type="string">
            <text:p text:style-name="P115">pi</text:p>
          </table:table-cell>
          <table:table-cell table:style-name="Constants.B2" office:value-type="string">
            <text:p text:style-name="P120">The ratio of a circles <text:span text:style-name="T137">circumference</text:span> to its diameter</text:p>
          </table:table-cell>
        </table:table-row>
        <table:table-row>
          <table:table-cell table:style-name="Constants.A2" office:value-type="string">
            <text:p text:style-name="P115">e</text:p>
          </table:table-cell>
          <table:table-cell table:style-name="Constants.B2" office:value-type="string">
            <text:p text:style-name="P121">Euler's number, base of the natural logarithm</text:p>
          </table:table-cell>
        </table:table-row>
        <table:table-row>
          <table:table-cell table:style-name="Constants.A2" office:value-type="string">
            <text:p text:style-name="P115">phi</text:p>
          </table:table-cell>
          <table:table-cell table:style-name="Constants.B2" office:value-type="string">
            <text:p text:style-name="P121">The golden mean</text:p>
          </table:table-cell>
        </table:table-row>
        <table:table-row>
          <table:table-cell table:style-name="Constants.A2" office:value-type="string">
            <text:p text:style-name="P115">true</text:p>
          </table:table-cell>
          <table:table-cell table:style-name="Constants.B2" office:value-type="string">
            <text:p text:style-name="P121">Standard true value (as used internally by Synge)</text:p>
          </table:table-cell>
        </table:table-row>
        <table:table-row>
          <table:table-cell table:style-name="Constants.A2" office:value-type="string">
            <text:p text:style-name="P115">false</text:p>
          </table:table-cell>
          <table:table-cell table:style-name="Constants.B2" office:value-type="string">
            <text:p text:style-name="P121">Standard false value (as used internally by Synge)</text:p>
          </table:table-cell>
        </table:table-row>
        <table:table-row>
          <table:table-cell table:style-name="Constants.A2" office:value-type="string">
            <text:p text:style-name="P115">life</text:p>
          </table:table-cell>
          <table:table-cell table:style-name="Constants.B2" office:value-type="string">
            <text:p text:style-name="P121">The answer to life, the universe and everything</text:p>
          </table:table-cell>
        </table:table-row>
        <table:table-row>
          <table:table-cell table:style-name="Constants.A2" office:value-type="string">
            <text:p text:style-name="P115">ans</text:p>
          </table:table-cell>
          <table:table-cell table:style-name="Constants.B2" office:value-type="string">
            <text:p text:style-name="P121">The last successfully calculated expression's answer</text:p>
          </table:table-cell>
        </table:table-row>
        <table:table-row>
          <table:table-cell table:style-name="Constants.A2" office:value-type="string">
            <text:p text:style-name="P115">_</text:p>
          </table:table-cell>
          <table:table-cell table:style-name="Constants.B2" office:value-type="string">
            <text:p text:style-name="P121">The last s<text:span text:style-name="T125">u</text:span>ccessfully calculated expression (not containing a '_')</text:p>
          </table:table-cell>
        </table:table-row>
      </table:table>
      <text:p text:style-name="P22"/>
      <text:p text:style-name="P88">Variables</text:p>
      <text:p text:style-name="P7"><text:span text:style-name="T13"><text:line-break/></text:span><text:span text:style-name="T25">Variables can be though of as “</text:span><text:span text:style-name="T80">labelled</text:span><text:span text:style-name="T25"> boxes”, where the new value is first </text:span><text:span text:style-name="T26">calculated, and the</text:span><text:span text:style-name="T27">n is “put into the box”. </text:span><text:span text:style-name="T28">Variables aren't the same as pronumerals or equations in mathematics (even though they use the same definition operator).</text:span></text:p>
      <text:p text:style-name="P23"/>
      <text:p text:style-name="P50"><text:span text:style-name="T35">The following </text:span><text:span text:style-name="T13">is a list of variable operators, where </text:span><text:span text:style-name="T30">[</text:span><text:span text:style-name="T41">word</text:span><text:span text:style-name="T30">]</text:span><text:span text:style-name="T13"> is a variable identifier </text:span><text:span text:style-name="T49">(see the </text:span><text:span text:style-name="T104">definitions</text:span><text:span text:style-name="T49">)</text:span><text:span text:style-name="T13">, </text:span><text:span text:style-name="T30">[</text:span><text:span text:style-name="T29">exp</text:span><text:span text:style-name="T30">]</text:span><text:span text:style-name="T29"> is an expression to be “put into the box”</text:span><text:span text:style-name="T13"> and </text:span><text:span text:style-name="T30">[</text:span><text:span text:style-name="T13">op</text:span><text:span text:style-name="T30">]</text:span><text:span text:style-name="T13"> is any operator, as defined in </text:span><text:span text:style-name="T2">basic operators</text:span><text:span text:style-name="T13">.</text:span></text:p>
      <text:p text:style-name="P23"/>
      <table:table table:name="Variables" table:style-name="Variables">
        <table:table-column table:style-name="Variables.A"/>
        <table:table-column table:style-name="Variables.B"/>
        <table:table-row>
          <table:table-cell table:style-name="Variables.A1" office:value-type="string">
            <text:p text:style-name="P98">Template</text:p>
          </table:table-cell>
          <table:table-cell table:style-name="Variables.B1" office:value-type="string">
            <text:p text:style-name="P99">Description</text:p>
          </table:table-cell>
        </table:table-row>
        <table:table-row>
          <table:table-cell table:style-name="Variables.A2" office:value-type="string">
            <text:p text:style-name="P116"><text:span text:style-name="T122">[</text:span>word<text:span text:style-name="T122">]</text:span> <text:span text:style-name="T122">= [exp]</text:span></text:p>
          </table:table-cell>
          <table:table-cell table:style-name="Variables.B2" office:value-type="string">
            <text:p text:style-name="P117">Assign <text:span text:style-name="T123">[</text:span>word<text:span text:style-name="T123">]</text:span> to <text:span text:style-name="T123">[</text:span>exp<text:span text:style-name="T123">]</text:span></text:p>
          </table:table-cell>
        </table:table-row>
        <table:table-row>
          <table:table-cell table:style-name="Variables.A2" office:value-type="string">
            <text:p text:style-name="P119">[word] [op]= [exp]</text:p>
          </table:table-cell>
          <table:table-cell table:style-name="Variables.B2" office:value-type="string">
            <text:p text:style-name="P119">Shorthand for [word] = [word] [op] ([exp])</text:p>
          </table:table-cell>
        </table:table-row>
        <text:soft-page-break/>
        <table:table-row>
          <table:table-cell table:style-name="Variables.A2" office:value-type="string">
            <text:p text:style-name="P119">:: [word]</text:p>
          </table:table-cell>
          <table:table-cell table:style-name="Variables.B2" office:value-type="string">
            <text:p text:style-name="P119">Deletes word and gives old value</text:p>
          </table:table-cell>
        </table:table-row>
        <table:table-row>
          <table:table-cell table:style-name="Variables.A2" office:value-type="string">
            <text:p text:style-name="P118">++ [word]</text:p>
          </table:table-cell>
          <table:table-cell table:style-name="Variables.B2" office:value-type="string">
            <text:p text:style-name="P118">Add 1 to [word], and give the new value</text:p>
          </table:table-cell>
        </table:table-row>
        <table:table-row>
          <table:table-cell table:style-name="Variables.A2" office:value-type="string">
            <text:p text:style-name="P118">-- [word]</text:p>
          </table:table-cell>
          <table:table-cell table:style-name="Variables.B2" office:value-type="string">
            <text:p text:style-name="P118">Minus 1 from [word], and give the new value</text:p>
          </table:table-cell>
        </table:table-row>
        <table:table-row>
          <table:table-cell table:style-name="Variables.A2" office:value-type="string">
            <text:p text:style-name="P118">[word] ++</text:p>
          </table:table-cell>
          <table:table-cell table:style-name="Variables.B2" office:value-type="string">
            <text:p text:style-name="P118">Give old value, then add 1 to [word]</text:p>
          </table:table-cell>
        </table:table-row>
        <table:table-row>
          <table:table-cell table:style-name="Variables.A2" office:value-type="string">
            <text:p text:style-name="P118">[word] --</text:p>
          </table:table-cell>
          <table:table-cell table:style-name="Variables.B2" office:value-type="string">
            <text:p text:style-name="P118">Give old value, then minus 1 from [word]</text:p>
          </table:table-cell>
        </table:table-row>
      </table:table>
      <text:p text:style-name="P23"/>
      <text:p text:style-name="P58"><text:span text:style-name="T28">I</text:span><text:span text:style-name="T13">t should be noted that variables are subject to rolling back in the case of errors (see </text:span><text:span text:style-name="T2">errors</text:span><text:span text:style-name="T13"> for more detail).</text:span></text:p>
      <text:p text:style-name="P24"/>
      <text:p text:style-name="P85"><text:span text:style-name="T24">E</text:span><text:span text:style-name="T13">xpressions</text:span></text:p>
      <text:p text:style-name="P25"/>
      <text:p text:style-name="P53"><text:span text:style-name="T13">Expressions are essentially user-defined functions. </text:span><text:span text:style-name="T36">In an attempt to make the complexity of functions eas</text:span><text:span text:style-name="T38">ier</text:span><text:span text:style-name="T36"> to use to an average user, Synge has removed much of the programmatic functionality </text:span><text:span text:style-name="T37">of “functions”. </text:span><text:span text:style-name="T38">The </text:span><text:span text:style-name="T39">result are “user expressions”, where there are no arguments or local scope. T</text:span><text:span text:style-name="T40">hey can be thought of as</text:span><text:span text:style-name="T39"> user-defined </text:span><text:span text:style-name="T40">shorthand for long expressions, which are replaced by Synge when it reads them in (they have other functions, but that is the general gist).</text:span></text:p>
      <text:p text:style-name="P26"/>
      <text:p text:style-name="P56"><text:span text:style-name="T40">I</text:span><text:span text:style-name="T13">t is important to note the following features and limitations of Synge expressions: </text:span></text:p>
      <text:p text:style-name="P27"/>
      <text:p text:style-name="P56"><text:span text:style-name="T13">First of all, Synge expressions are evaluated recursively. This </text:span><text:span text:style-name="T44">means that Synge essentially takes the value of the expression, copies it and runs Synge on that expression, taking the result and giving it as the value of the expression. </text:span></text:p>
      <text:p text:style-name="P28"/>
      <text:p text:style-name="P56"><text:span text:style-name="T45">Secondly, there is an imposed limit</text:span><text:span text:style-name="T46"> on the number of times Synge will call itself. This is due to memory, time and other constraints by the computer. This should hardly ever bother </text:span><text:span text:style-name="T48">normal users</text:span><text:span text:style-name="T46">, since the value is guaranteed to always be greater than 10</text:span><text:span text:style-name="T47">00</text:span><text:span text:style-name="T46">.</text:span></text:p>
      <text:p text:style-name="P29"/>
      <text:p text:style-name="P57"><text:span text:style-name="T38">F</text:span><text:span text:style-name="T13">inally, errors are </text:span><text:span text:style-name="T86">suppressed</text:span><text:span text:style-name="T92"> when </text:span><text:span text:style-name="T94">defining an expression. This is so that it is easier to define a large expression, and then define the variables and expressions it calls, in any order. This means that no output when defining a</text:span><text:span text:style-name="T95">n expression</text:span><text:span text:style-name="T94"> means an error occurred, but it has been </text:span><text:span text:style-name="T103">intentionally</text:span><text:span text:style-name="T94"> </text:span><text:span text:style-name="T102">suppressed.</text:span></text:p>
      <text:p text:style-name="P29"/>
      <text:p text:style-name="P55"><text:span text:style-name="T38">T</text:span><text:span text:style-name="T13">he following is a list of expression operators, where [word] </text:span><text:span text:style-name="T42">is a</text:span><text:span text:style-name="T43">n expression</text:span><text:span text:style-name="T42"> identifier and [exp] is the expression to be “saved” as the [word].</text:span></text:p>
      <text:p text:style-name="P30"/>
      <table:table table:name="Expressions" table:style-name="Expressions">
        <table:table-column table:style-name="Expressions.A"/>
        <table:table-column table:style-name="Expressions.B"/>
        <table:table-row>
          <table:table-cell table:style-name="Expressions.A1" office:value-type="string">
            <text:p text:style-name="P101">Template</text:p>
          </table:table-cell>
          <table:table-cell table:style-name="Expressions.B1" office:value-type="string">
            <text:p text:style-name="P102">Description</text:p>
          </table:table-cell>
        </table:table-row>
        <table:table-row>
          <table:table-cell table:style-name="Expressions.A2" office:value-type="string">
            <text:p text:style-name="P122">[word] := [exp]</text:p>
          </table:table-cell>
          <table:table-cell table:style-name="Expressions.B2" office:value-type="string">
            <text:p text:style-name="P122">Set [word] to [exp]</text:p>
          </table:table-cell>
        </table:table-row>
        <table:table-row>
          <table:table-cell table:style-name="Expressions.A2" office:value-type="string">
            <text:p text:style-name="P122">:: <text:span text:style-name="T126">[word]</text:span></text:p>
          </table:table-cell>
          <table:table-cell table:style-name="Expressions.B2" office:value-type="string">
            <text:p text:style-name="P123">Delete [word], and give value (if any)</text:p>
          </table:table-cell>
        </table:table-row>
      </table:table>
      <text:p text:style-name="P30"/>
      <text:p text:style-name="P59"><text:soft-page-break/><text:span text:style-name="T28">I</text:span><text:span text:style-name="T38">t should be noted that </text:span><text:span text:style-name="T50">expressions</text:span><text:span text:style-name="T38"> are subject to rolling back in the case of errors (see </text:span><text:span text:style-name="T8">errors</text:span><text:span text:style-name="T38"> for more detail).</text:span></text:p>
      <text:p text:style-name="P31"/>
      <text:p text:style-name="P86"><text:span text:style-name="T38">C</text:span><text:span text:style-name="T13">onditionals</text:span></text:p>
      <text:p text:style-name="P33"/>
      <text:p text:style-name="P60"><text:span text:style-name="T38">C</text:span><text:span text:style-name="T13">onditionals are a very programmatic </text:span><text:span text:style-name="T51">practice, where one section of an expression will be evaluated if a certain condition is true, otherwise another section of an expression would be evaluated. </text:span><text:span text:style-name="T52">This means that Synge conditionals are “short-cutted”, meaning that the non-true section of the conditional isn't even evaluated.</text:span></text:p>
      <text:p text:style-name="P32"/>
      <text:p text:style-name="P61"><text:span text:style-name="T38">T</text:span><text:span text:style-name="T13">he following is the Synge conditional template, where [cond] is any expression, [</text:span><text:span text:style-name="T53">if] is the expression which will be executed </text:span><text:span text:style-name="T54">if [cond] is not 0 and [else] is the expression which will be executed if [cond] is </text:span><text:span text:style-name="T55">0.</text:span></text:p>
      <text:p text:style-name="P34"/>
      <table:table table:name="Conditional" table:style-name="Conditional">
        <table:table-column table:style-name="Conditional.A"/>
        <table:table-column table:style-name="Conditional.B"/>
        <table:table-row>
          <table:table-cell table:style-name="Conditional.A1" office:value-type="string">
            <text:p text:style-name="P103">Template</text:p>
          </table:table-cell>
          <table:table-cell table:style-name="Conditional.B1" office:value-type="string">
            <text:p text:style-name="P103">Description</text:p>
          </table:table-cell>
        </table:table-row>
        <table:table-row>
          <table:table-cell table:style-name="Conditional.A2" office:value-type="string">
            <text:p text:style-name="P124">[cond] ? [if] : [else]</text:p>
          </table:table-cell>
          <table:table-cell table:style-name="Conditional.B2" office:value-type="string">
            <text:p text:style-name="P125">A tertiary conditional</text:p>
          </table:table-cell>
        </table:table-row>
      </table:table>
      <text:p text:style-name="P34"/>
      <text:p text:style-name="P62"><text:span text:style-name="T55">I</text:span><text:span text:style-name="T13">t should be noted that both the [if] and [else] blocks are </text:span><text:span text:style-name="T86">mandatory</text:span><text:span text:style-name="T92">. It should also be noted that the </text:span><text:span text:style-name="T96">u</text:span><text:span text:style-name="T97">nu</text:span><text:span text:style-name="T96">sed block </text:span><text:span text:style-name="T98">will </text:span><text:span text:style-name="T88">not</text:span><text:span text:style-name="T98"> cause an error (unless it is empty), </text:span><text:span text:style-name="T99">even if you think it should</text:span><text:span text:style-name="T98">.</text:span></text:p>
      <text:p text:style-name="P32"/>
      <text:p text:style-name="P89">Implied Multiplication</text:p>
      <text:p text:style-name="P54"/>
      <text:p text:style-name="P66">For a very long time, users with mathematical background have had problems with using standard calculators. They are used to writing expressions with “implied multiplication”, <text:span text:style-name="T129">where there are certain well-defined rules about how to concisely express multiplication. Usually, mathematicians would have to </text:span><text:span text:style-name="T90">mentally</text:span><text:span text:style-name="T129"> translate the expression </text:span><text:span text:style-name="T133">2x – (3pi – 4sin(45))(3x – 2)^2</text:span><text:span text:style-name="T129"> to </text:span><text:span text:style-name="T133">2*x – (3*pi – 4*sin(45))*(3*x – 2)^2</text:span><text:span text:style-name="T129">. Why?</text:span></text:p>
      <text:p text:style-name="P66"/>
      <text:p text:style-name="P75">Synge understands these rules, and treats coefficients corre<text:span text:style-name="T130">ctly. Therefore, our hypothetical mathematician can simply write the original expression, and it will give the correct output. The following is a table of the values that can be put together and implied multiplication will occur.</text:span></text:p>
      <text:p text:style-name="P140"/>
      <text:p text:style-name="P140"/>
      <text:p text:style-name="P75"/>
      <text:p text:style-name="P75"/>
      <text:p text:style-name="P75"/>
      <text:p text:style-name="P75"/>
      <text:p text:style-name="P141"/>
      <table:table table:name="Multiplication" table:style-name="Multiplication">
        <table:table-column table:style-name="Multiplication.A" table:number-columns-repeated="6"/>
        <table:table-column table:style-name="Multiplication.G"/>
        <text:soft-page-break/>
        <table:table-row>
          <table:table-cell table:style-name="Multiplication.A1" office:value-type="string">
            <text:p text:style-name="P93"/>
          </table:table-cell>
          <table:table-cell table:style-name="Multiplication.A1" office:value-type="string">
            <text:p text:style-name="P137">Number</text:p>
          </table:table-cell>
          <table:table-cell table:style-name="Multiplication.A1" office:value-type="string">
            <text:p text:style-name="P137">Constant</text:p>
          </table:table-cell>
          <table:table-cell table:style-name="Multiplication.A1" office:value-type="string">
            <text:p text:style-name="P137">Function</text:p>
          </table:table-cell>
          <table:table-cell table:style-name="Multiplication.A1" office:value-type="string">
            <text:p text:style-name="P137">Block</text:p>
          </table:table-cell>
          <table:table-cell table:style-name="Multiplication.A1" office:value-type="string">
            <text:p text:style-name="P137">Variable</text:p>
          </table:table-cell>
          <table:table-cell table:style-name="Multiplication.G1" office:value-type="string">
            <text:p text:style-name="P137">Expression</text:p>
          </table:table-cell>
        </table:table-row>
        <table:table-row>
          <table:table-cell table:style-name="Multiplication.A2" office:value-type="string">
            <text:p text:style-name="P136">Number</text:p>
          </table:table-cell>
          <table:table-cell table:style-name="Multiplication.B2" office:value-type="string">
            <text:p text:style-name="P139"/>
          </table:table-cell>
          <table:table-cell table:style-name="Multiplication.C2" office:value-type="string">
            <text:p text:style-name="P139"/>
          </table:table-cell>
          <table:table-cell table:style-name="Multiplication.C2" office:value-type="string">
            <text:p text:style-name="P139"/>
          </table:table-cell>
          <table:table-cell table:style-name="Multiplication.C2" office:value-type="string">
            <text:p text:style-name="P139"/>
          </table:table-cell>
          <table:table-cell table:style-name="Multiplication.C2" office:value-type="string">
            <text:p text:style-name="P139"/>
          </table:table-cell>
          <table:table-cell table:style-name="Multiplication.G2" office:value-type="string">
            <text:p text:style-name="P139"/>
          </table:table-cell>
        </table:table-row>
        <table:table-row>
          <table:table-cell table:style-name="Multiplication.A2" office:value-type="string">
            <text:p text:style-name="P136">Constant</text:p>
          </table:table-cell>
          <table:table-cell table:style-name="Multiplication.C2" office:value-type="string">
            <text:p text:style-name="P139"/>
          </table:table-cell>
          <table:table-cell table:style-name="Multiplication.C3" office:value-type="string">
            <text:p text:style-name="P139"/>
          </table:table-cell>
          <table:table-cell table:style-name="Multiplication.C2" office:value-type="string">
            <text:p text:style-name="P139"/>
          </table:table-cell>
          <table:table-cell table:style-name="Multiplication.C2" office:value-type="string">
            <text:p text:style-name="P139"/>
          </table:table-cell>
          <table:table-cell table:style-name="Multiplication.C2" office:value-type="string">
            <text:p text:style-name="P139"/>
          </table:table-cell>
          <table:table-cell table:style-name="Multiplication.G2" office:value-type="string">
            <text:p text:style-name="P139"/>
          </table:table-cell>
        </table:table-row>
        <table:table-row>
          <table:table-cell table:style-name="Multiplication.A2" office:value-type="string">
            <text:p text:style-name="P137">Function</text:p>
          </table:table-cell>
          <table:table-cell table:style-name="Multiplication.C2" office:value-type="string">
            <text:p text:style-name="P139"/>
          </table:table-cell>
          <table:table-cell table:style-name="Multiplication.C2" office:value-type="string">
            <text:p text:style-name="P139"/>
          </table:table-cell>
          <table:table-cell table:style-name="Multiplication.B2" office:value-type="string">
            <text:p text:style-name="P139"/>
          </table:table-cell>
          <table:table-cell table:style-name="Multiplication.C2" office:value-type="string">
            <text:p text:style-name="P139"/>
          </table:table-cell>
          <table:table-cell table:style-name="Multiplication.C2" office:value-type="string">
            <text:p text:style-name="P139"/>
          </table:table-cell>
          <table:table-cell table:style-name="Multiplication.G2" office:value-type="string">
            <text:p text:style-name="P139"/>
          </table:table-cell>
        </table:table-row>
        <table:table-row>
          <table:table-cell table:style-name="Multiplication.A2" office:value-type="string">
            <text:p text:style-name="P137">Block</text:p>
          </table:table-cell>
          <table:table-cell table:style-name="Multiplication.C2" office:value-type="string">
            <text:p text:style-name="P139"/>
          </table:table-cell>
          <table:table-cell table:style-name="Multiplication.C2" office:value-type="string">
            <text:p text:style-name="P139"/>
          </table:table-cell>
          <table:table-cell table:style-name="Multiplication.C2" office:value-type="string">
            <text:p text:style-name="P139"/>
          </table:table-cell>
          <table:table-cell table:style-name="Multiplication.C2" office:value-type="string">
            <text:p text:style-name="P139"/>
          </table:table-cell>
          <table:table-cell table:style-name="Multiplication.C2" office:value-type="string">
            <text:p text:style-name="P139"/>
          </table:table-cell>
          <table:table-cell table:style-name="Multiplication.G2" office:value-type="string">
            <text:p text:style-name="P139"/>
          </table:table-cell>
        </table:table-row>
        <table:table-row>
          <table:table-cell table:style-name="Multiplication.A2" office:value-type="string">
            <text:p text:style-name="P137">Variable</text:p>
          </table:table-cell>
          <table:table-cell table:style-name="Multiplication.C2" office:value-type="string">
            <text:p text:style-name="P139"/>
          </table:table-cell>
          <table:table-cell table:style-name="Multiplication.C2" office:value-type="string">
            <text:p text:style-name="P139"/>
          </table:table-cell>
          <table:table-cell table:style-name="Multiplication.C2" office:value-type="string">
            <text:p text:style-name="P139"/>
          </table:table-cell>
          <table:table-cell table:style-name="Multiplication.C2" office:value-type="string">
            <text:p text:style-name="P139"/>
          </table:table-cell>
          <table:table-cell table:style-name="Multiplication.B2" office:value-type="string">
            <text:p text:style-name="P139"/>
          </table:table-cell>
          <table:table-cell table:style-name="Multiplication.G6" office:value-type="string">
            <text:p text:style-name="P139"/>
          </table:table-cell>
        </table:table-row>
        <table:table-row>
          <table:table-cell table:style-name="Multiplication.A2" office:value-type="string">
            <text:p text:style-name="P137">Expression</text:p>
          </table:table-cell>
          <table:table-cell table:style-name="Multiplication.C2" office:value-type="string">
            <text:p text:style-name="P139"/>
          </table:table-cell>
          <table:table-cell table:style-name="Multiplication.C2" office:value-type="string">
            <text:p text:style-name="P139"/>
          </table:table-cell>
          <table:table-cell table:style-name="Multiplication.C2" office:value-type="string">
            <text:p text:style-name="P139"/>
          </table:table-cell>
          <table:table-cell table:style-name="Multiplication.C2" office:value-type="string">
            <text:p text:style-name="P139"/>
          </table:table-cell>
          <table:table-cell table:style-name="Multiplication.B2" office:value-type="string">
            <text:p text:style-name="P139"/>
          </table:table-cell>
          <table:table-cell table:style-name="Multiplication.G6" office:value-type="string">
            <text:p text:style-name="P139"/>
          </table:table-cell>
        </table:table-row>
      </table:table>
      <text:p text:style-name="P76"/>
      <text:p text:style-name="P79"><text:span text:style-name="T135">Green</text:span>: Works</text:p>
      <text:p text:style-name="P79"><text:span text:style-name="T136">Yellow</text:span>: Only works in odd cases</text:p>
      <text:p text:style-name="P78">Red<text:span text:style-name="T11">: </text:span><text:span text:style-name="T12">Doesn't work</text:span></text:p>
      <text:p text:style-name="P76"/>
      <text:p text:style-name="P77">Note: a “block” is a parenthesis section, like this: <text:span text:style-name="T132">(x - 3)</text:span></text:p>
      <text:p text:style-name="P90">Errors</text:p>
      <text:p text:style-name="P35"/>
      <text:p text:style-name="P63"><text:span text:style-name="T13">Synge gives </text:span><text:span text:style-name="T56">control over the level of information in errors, with each level giving </text:span><text:span text:style-name="T57">different levels of </text:span><text:span text:style-name="T56">technical information.</text:span></text:p>
      <text:p text:style-name="P37"/>
      <text:p text:style-name="P65"><text:span text:style-name="T60">I</text:span><text:span text:style-name="T13">t should be noted that Synge implements a “traceback”, where you can get a snapshot of what </text:span><text:span text:style-name="T61">the calling expressions and conditionals caused the error, on a call-by-call basis. </text:span><text:span text:style-name="T62">This is akin to Python traceback.</text:span></text:p>
      <text:p text:style-name="P38"/>
      <text:p text:style-name="P64"><text:span text:style-name="T58">The following describes the overall format of </text:span><text:span text:style-name="T59">each level of </text:span><text:span text:style-name="T60">error, </text:span><text:span text:style-name="T63">where [type] is the general type of error, [desc] is a description of the error, [cond] is &lt;if&gt; or &lt;else&gt; condition, [pos] is the position in the particular string </text:span><text:span text:style-name="T64">(from where the line of traceback was “called” from), </text:span><text:span text:style-name="T66">[exp] is the expression </text:span><text:span text:style-name="T67">identifier </text:span><text:span text:style-name="T68">of a calling expression </text:span><text:span text:style-name="T66">and </text:span><text:span text:style-name="T65">[mod] is the module the program was run from (usually &lt;main&gt;)</text:span><text:span text:style-name="T63">.</text:span></text:p>
      <text:p text:style-name="P38"/>
      <table:table table:name="Errors" table:style-name="Errors">
        <table:table-column table:style-name="Errors.A"/>
        <table:table-column table:style-name="Errors.B"/>
        <table:table-row>
          <table:table-cell table:style-name="Errors.A1" office:value-type="string">
            <text:p text:style-name="P104">Template</text:p>
          </table:table-cell>
          <table:table-cell table:style-name="Errors.B1" office:value-type="string">
            <text:p text:style-name="P104">Description</text:p>
          </table:table-cell>
        </table:table-row>
        <table:table-row>
          <table:table-cell table:style-name="Errors.A2" office:value-type="string">
            <text:p text:style-name="P126">[<text:span text:style-name="T127">type</text:span>]: <text:span text:style-name="T127">[desc]</text:span> </text:p>
          </table:table-cell>
          <table:table-cell table:style-name="Errors.B2" office:value-type="string">
            <text:p text:style-name="P127">Simple, giving the least information.</text:p>
          </table:table-cell>
        </table:table-row>
        <table:table-row>
          <table:table-cell table:style-name="Errors.A2" office:value-type="string">
            <text:p text:style-name="P127">[type]: [desc] @ [pos]</text:p>
          </table:table-cell>
          <table:table-cell table:style-name="Errors.B2" office:value-type="string">
            <text:p text:style-name="P129">Give at least the position information.</text:p>
          </table:table-cell>
        </table:table-row>
        <table:table-row>
          <table:table-cell table:style-name="Errors.A2" office:value-type="string">
            <text:p text:style-name="P127">Synge Traceback (most recent call last):</text:p>
            <text:p text:style-name="P127"><text:s text:c="2"/>Module [mod]</text:p>
            <text:p text:style-name="P127"><text:s text:c="2"/><text:span text:style-name="T128">[cond] condition, at [pos]</text:span></text:p>
            <text:p text:style-name="P135"><text:s text:c="2"/>Function [exp], at [pos]</text:p>
            <text:p text:style-name="P128"><text:span text:style-name="T128">[</text:span>type]: [desc] @ [pos]</text:p>
          </table:table-cell>
          <table:table-cell table:style-name="Errors.B2" office:value-type="string">
            <text:p text:style-name="P129">Full traceback, the whole shebang.</text:p>
          </table:table-cell>
        </table:table-row>
      </table:table>
      <text:p text:style-name="P36"/>
      <text:p text:style-name="P71"><text:span text:style-name="T13">It should be noted that certain events (specifically the setting and updating of variable and expression values) will be reverted (aka rolled back) in the case of an </text:span><text:soft-page-break/><text:span text:style-name="T13">error. This is to ensure that Synge's state will always be a “good” state, </text:span><text:span text:style-name="T77">rather than a borked one, where only half of an expression was evalutated.</text:span></text:p>
      <text:p text:style-name="P39"/>
      <text:p text:style-name="P91">Settings</text:p>
      <text:p text:style-name="P40"/>
      <text:p text:style-name="P68"><text:span text:style-name="T13">Synge has the ability to set several different properties, </text:span><text:span text:style-name="T71">mostly </text:span><text:span text:style-name="T72">referring to the </text:span><text:span text:style-name="T73">way Synge acts when computing expressions. </text:span><text:span text:style-name="T74">The </text:span><text:span text:style-name="T80">specifics</text:span><text:span text:style-name="T74"> of setting these values <text:s/>should be found in the documentation specific to </text:span><text:span text:style-name="T89">that</text:span><text:span text:style-name="T100"> interface to </text:span><text:span text:style-name="T102">Synge</text:span><text:span text:style-name="T100">.</text:span></text:p>
      <text:p text:style-name="P73"/>
      <text:p text:style-name="P70"><text:span text:style-name="T100">T</text:span><text:span text:style-name="T92">he following is a list of Synge's settings, their values and descriptions. The values starting with a '*' are the default option (although, this c</text:span><text:span text:style-name="T101">an</text:span><text:span text:style-name="T92"> be changed by the interface).<text:line-break/></text:span></text:p>
      <text:p text:style-name="P73"/>
      <table:table table:name="Settings" table:style-name="Settings">
        <table:table-column table:style-name="Settings.A"/>
        <table:table-column table:style-name="Settings.B"/>
        <table:table-column table:style-name="Settings.C"/>
        <table:table-row>
          <table:table-cell table:style-name="Settings.A1" office:value-type="string">
            <text:p text:style-name="P105">Setting</text:p>
          </table:table-cell>
          <table:table-cell table:style-name="Settings.A1" office:value-type="string">
            <text:p text:style-name="P105">Options</text:p>
          </table:table-cell>
          <table:table-cell table:style-name="Settings.C1" office:value-type="string">
            <text:p text:style-name="P105">Description</text:p>
          </table:table-cell>
        </table:table-row>
        <table:table-row>
          <table:table-cell table:style-name="Settings.A2" office:value-type="string">
            <text:p text:style-name="P131">mode</text:p>
          </table:table-cell>
          <table:table-cell table:style-name="Settings.A2" office:value-type="string">
            <text:p text:style-name="P131"><text:span text:style-name="T91">*</text:span><text:span text:style-name="T85">degrees</text:span> | radians | gradians</text:p>
          </table:table-cell>
          <table:table-cell table:style-name="Settings.C2" office:value-type="string">
            <text:p text:style-name="P131">The angle mode for trigonometric functions</text:p>
          </table:table-cell>
        </table:table-row>
        <table:table-row>
          <table:table-cell table:style-name="Settings.A2" office:value-type="string">
            <text:p text:style-name="P132">error</text:p>
          </table:table-cell>
          <table:table-cell table:style-name="Settings.A2" office:value-type="string">
            <text:p text:style-name="P133">simple | *<text:span text:style-name="T85">position</text:span> | traceback</text:p>
          </table:table-cell>
          <table:table-cell table:style-name="Settings.C2" office:value-type="string">
            <text:p text:style-name="P134">The type of Synge errors</text:p>
          </table:table-cell>
        </table:table-row>
        <table:table-row>
          <table:table-cell table:style-name="Settings.A2" office:value-type="string">
            <text:p text:style-name="P132">strict</text:p>
          </table:table-cell>
          <table:table-cell table:style-name="Settings.A2" office:value-type="string">
            <text:p text:style-name="P132">*<text:span text:style-name="T85">strict</text:span> | flexible</text:p>
          </table:table-cell>
          <table:table-cell table:style-name="Settings.C2" office:value-type="string">
            <text:p text:style-name="P134">The strictness of Synge when following the grammar</text:p>
          </table:table-cell>
        </table:table-row>
        <table:table-row>
          <table:table-cell table:style-name="Settings.A2" office:value-type="string">
            <text:p text:style-name="P132">precision</text:p>
          </table:table-cell>
          <table:table-cell table:style-name="Settings.A2" office:value-type="string">
            <text:p text:style-name="P132">&lt;number&gt; | *<text:span text:style-name="T85">dynamic</text:span></text:p>
          </table:table-cell>
          <table:table-cell table:style-name="Settings.C2" office:value-type="string">
            <text:p text:style-name="P134">The decimal places of precision given by Synge</text:p>
          </table:table-cell>
        </table:table-row>
      </table:table>
      <text:p text:style-name="P41"/>
      <text:p text:style-name="P92">Definitions</text:p>
      <text:p text:style-name="P42"/>
      <text:p text:style-name="P67"><text:span text:style-name="T13">The following are EBNF definitions for</text:span><text:span text:style-name="T70"> the</text:span><text:span text:style-name="T13"> </text:span><text:span text:style-name="T69">Synge syntax </text:span><text:span text:style-name="T70">(outside of what was expressed in the above tables)</text:span><text:span text:style-name="T69">.</text:span></text:p>
      <text:p text:style-name="P43"/>
      <table:table table:name="Table1" table:style-name="Table1">
        <table:table-column table:style-name="Table1.A"/>
        <table:table-row>
          <table:table-cell table:style-name="Table1.A1" office:value-type="string">
            <text:p text:style-name="P130">letter = “a” | “A” | “b” | “B” | “c” | … | “y” | “Y” | “z” | “Z” | “_” | ' | “</text:p>
          </table:table-cell>
        </table:table-row>
        <table:table-row>
          <table:table-cell table:style-name="Table1.A2" office:value-type="string">
            <text:p text:style-name="P130">variable_identifier = &lt;letter&gt; { &lt;letter&gt; }</text:p>
          </table:table-cell>
        </table:table-row>
        <table:table-row>
          <table:table-cell table:style-name="Table1.A2" office:value-type="string">
            <text:p text:style-name="P130">expression_identifier = &lt;letter&gt; { &lt;letter&gt; }</text:p>
          </table:table-cell>
        </table:table-row>
      </table:table>
      <text:p text:style-name="P43"/>
      <text:p text:style-name="P69"><text:span text:style-name="T69">I</text:span><text:span text:style-name="T13">n other words: variable identifiers and expression identifiers are a sequence of letters, apostrophes and double-quotes, </text:span><text:span text:style-name="T75">longer than one </text:span><text:span text:style-name="T76">character</text:span><text:span text:style-name="T75">.</text:span></text:p>
      <text:p text:style-name="P43"/>
      <text:p text:style-name="P81">See Also</text:p>
      <text:p text:style-name="P10"/>
      <text:p text:style-name="P12">For specific <text:span text:style-name="T131">user </text:span>documentation about each of the “official” Synge interfaces:</text:p>
      <text:p text:style-name="P3"><text:span text:style-name="T2"><text:tab/></text:span><text:span text:style-name="T9">s</text:span><text:span text:style-name="T2">ynge-cli</text:span><text:span text:style-name="T13">(1), </text:span><text:span text:style-name="T9">syn</text:span><text:span text:style-name="T2">ge-gtk</text:span><text:span text:style-name="T13">(1), </text:span><text:span text:style-name="T9">s</text:span><text:span text:style-name="T2">ynge-eval</text:span><text:span text:style-name="T13">(1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Droid Sans Fallback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Droid Sans Fallback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DejaVu Sans" officeooo:rsid="011fcd08" officeooo:paragraph-rsid="011fcd08"/>
    </style:style>
    <style:style style:name="MP2" style:family="paragraph" style:parent-style-name="Footer">
      <style:text-properties style:font-name="DejaVu Sans" officeooo:rsid="0122c668" officeooo:paragraph-rsid="0122c668"/>
    </style:style>
    <style:style style:name="MT1" style:family="text">
      <style:text-properties officeooo:rsid="01210aa7"/>
    </style:style>
    <style:style style:name="MT2" style:family="text">
      <style:text-properties fo:font-weight="bold" officeooo:rsid="01210aa7" style:font-weight-asian="bold" style:font-weight-complex="bold"/>
    </style:style>
    <style:style style:name="MT3" style:family="text">
      <style:text-properties fo:background-color="transparent"/>
    </style:style>
    <style:style style:name="MT4" style:family="text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Cyphar<text:tab/>User Documentation<text:tab/><text:span text:style-name="MT1">Page </text:span><text:span text:style-name="MT2"><text:page-number text:select-page="current">8</text:page-number></text:span></text:p>
      </style:header>
      <style:footer>
        <text:p text:style-name="MP2"><text:span text:style-name="MT3"><text:date style:data-style-name="N37" text:date-value="2013-10-04T10:22:56.968367770" text:fixed="true">04/10/13</text:date></text:span><text:tab/><text:tab/>Page <text:span text:style-name="MT4"><text:page-number text:select-page="current">6</text:page-number></text:span> of <text:span text:style-name="MT4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4T06:18:48.830813383</meta:creation-date>
    <meta:generator>LibreOffice/4.1.1.2$Linux_X86_64 LibreOffice_project/410m0$Build-2</meta:generator>
    <dc:date>2013-10-04T10:50:53.953259923</dc:date>
    <meta:editing-duration>PT4H11M22S</meta:editing-duration>
    <meta:editing-cycles>311</meta:editing-cycles>
    <meta:document-statistic meta:table-count="11" meta:image-count="0" meta:object-count="0" meta:page-count="8" meta:paragraph-count="289" meta:word-count="2047" meta:character-count="12142" meta:non-whitespace-character-count="10360"/>
  </office:meta>
</office:document-meta>
</file>